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10.25cm" fo:min-width="22.75cm"/>
      <style:paragraph-properties style:writing-mode="lr-tb"/>
    </style:style>
    <style:style style:name="gr2" style:family="graphic" style:parent-style-name="standard">
      <style:graphic-properties draw:stroke="none" draw:fill="none" fo:min-height="1.42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dee6ef" draw:fill="solid" draw:fill-color="#dee7e5" draw:textarea-horizontal-align="justify" draw:textarea-vertical-align="middle" draw:auto-grow-height="false" fo:min-height="9.744cm" fo:min-width="6.494cm"/>
      <style:paragraph-properties style:writing-mode="lr-tb"/>
    </style:style>
    <style:style style:name="gr5" style:family="graphic" style:parent-style-name="standard">
      <style:graphic-properties draw:stroke="none" draw:fill-color="#ffd7d7" draw:textarea-horizontal-align="justify" draw:textarea-vertical-align="middle" draw:auto-grow-height="false" fo:min-height="4.286cm" fo:min-width="7.626cm"/>
      <style:paragraph-properties style:writing-mode="lr-tb"/>
    </style:style>
    <style:style style:name="gr6" style:family="graphic" style:parent-style-name="standard">
      <style:graphic-properties draw:stroke="none" draw:fill-color="#ffd7d7" draw:textarea-horizontal-align="justify" draw:textarea-vertical-align="middle" draw:auto-grow-height="false" fo:min-height="3.152cm" fo:min-width="7.626cm"/>
      <style:paragraph-properties style:writing-mode="lr-tb"/>
    </style:style>
    <style:style style:name="gr7" style:family="graphic" style:parent-style-name="standard">
      <style:graphic-properties draw:stroke="none" draw:fill-color="#ffd7d7" draw:textarea-horizontal-align="justify" draw:textarea-vertical-align="middle" draw:auto-grow-height="false" fo:min-height="3.908cm" fo:min-width="6.87cm"/>
      <style:paragraph-properties style:writing-mode="lr-tb"/>
    </style:style>
    <style:style style:name="gr8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9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10" style:family="graphic" style:parent-style-name="objectwithoutfill">
      <style:graphic-properties draw:marker-end="Puntas_20_de_20_flecha_20_6" draw:marker-end-width="0.3cm" draw:fill="none" draw:textarea-vertical-align="middle"/>
    </style:style>
    <style:style style:name="gr11" style:family="graphic" style:parent-style-name="standard">
      <style:graphic-properties draw:fill-color="#dde8cb" draw:textarea-horizontal-align="justify" draw:textarea-vertical-align="middle" draw:auto-grow-height="false" fo:min-height="2.272cm" fo:min-width="3.772cm"/>
      <style:paragraph-properties style:writing-mode="lr-tb"/>
    </style:style>
    <style:style style:name="gr12" style:family="graphic" style:parent-style-name="standard">
      <style:graphic-properties draw:fill-color="#dde8cb" draw:textarea-horizontal-align="justify" draw:textarea-vertical-align="middle" draw:auto-grow-height="false" fo:min-height="1.431cm" fo:min-width="5.131cm"/>
      <style:paragraph-properties style:writing-mode="lr-tb"/>
    </style:style>
    <style:style style:name="gr13" style:family="graphic" style:parent-style-name="standard">
      <style:graphic-properties draw:fill-color="#dde8cb" draw:textarea-horizontal-align="justify" draw:textarea-vertical-align="middle" draw:auto-grow-height="false" fo:min-height="1.431cm" fo:min-width="3.931cm"/>
      <style:paragraph-properties style:writing-mode="lr-tb"/>
    </style:style>
    <style:style style:name="gr14" style:family="graphic" style:parent-style-name="standard">
      <style:graphic-properties draw:fill-color="#dde8cb" draw:textarea-horizontal-align="justify" draw:textarea-vertical-align="middle" draw:auto-grow-height="false" fo:min-height="1.431cm" fo:min-width="6.181cm"/>
      <style:paragraph-properties style:writing-mode="lr-tb"/>
    </style:style>
    <style:style style:name="gr15" style:family="graphic" style:parent-style-name="standard">
      <style:graphic-properties draw:fill-color="#f6f9d4" draw:textarea-horizontal-align="justify" draw:textarea-vertical-align="middle" draw:auto-grow-height="false" fo:min-height="1.431cm" fo:min-width="6.881cm"/>
      <style:paragraph-properties style:writing-mode="lr-tb"/>
    </style:style>
    <style:style style:name="gr16" style:family="graphic" style:parent-style-name="standard">
      <style:graphic-properties draw:fill-color="#dde8cb" draw:textarea-horizontal-align="justify" draw:textarea-vertical-align="middle" draw:auto-grow-height="false" fo:min-height="1.431cm" fo:min-width="5.931cm"/>
      <style:paragraph-properties style:writing-mode="lr-tb"/>
    </style:style>
    <style:style style:name="gr17" style:family="graphic" style:parent-style-name="standard">
      <style:graphic-properties draw:fill-color="#dde8cb" draw:textarea-horizontal-align="justify" draw:textarea-vertical-align="middle" draw:auto-grow-height="false" fo:min-height="0.8cm" fo:min-width="5.05cm"/>
      <style:paragraph-properties style:writing-mode="lr-tb"/>
    </style:style>
    <style:style style:name="gr18" style:family="graphic" style:parent-style-name="standard">
      <style:graphic-properties draw:fill-color="#dde8cb" draw:textarea-horizontal-align="justify" draw:textarea-vertical-align="middle" draw:auto-grow-height="false" fo:min-height="1.642cm" fo:min-width="4.892cm"/>
      <style:paragraph-properties style:writing-mode="lr-tb"/>
    </style:style>
    <style:style style:name="gr19" style:family="graphic" style:parent-style-name="standard">
      <style:graphic-properties draw:fill-color="#dde8cb" draw:textarea-horizontal-align="justify" draw:textarea-vertical-align="middle" draw:auto-grow-height="false" fo:min-height="1.22cm" fo:min-width="8.22cm"/>
      <style:paragraph-properties style:writing-mode="lr-tb"/>
    </style:style>
    <style:style style:name="gr20" style:family="graphic" style:parent-style-name="standard">
      <style:graphic-properties draw:fill-color="#dedce6" draw:textarea-horizontal-align="justify" draw:textarea-vertical-align="middle" draw:auto-grow-height="false" fo:min-height="1.087cm" fo:min-width="8.336cm"/>
      <style:paragraph-properties style:writing-mode="lr-tb"/>
    </style:style>
    <style:style style:name="gr21" style:family="graphic" style:parent-style-name="objectwithoutfill">
      <style:graphic-properties draw:marker-end="Puntas_20_de_20_flecha_20_7" draw:marker-end-width="0.3cm" draw:fill="none" draw:textarea-vertical-align="middle"/>
    </style:style>
    <style:style style:name="gr22" style:family="graphic" style:parent-style-name="objectwithoutfill">
      <style:graphic-properties draw:marker-end="Puntas_20_de_20_flecha_20_20" draw:marker-end-width="0.3cm" draw:fill="none" draw:textarea-vertical-align="middle"/>
    </style:style>
    <style:style style:name="gr23" style:family="graphic" style:parent-style-name="standard">
      <style:graphic-properties draw:fill-color="#dde8cb" draw:textarea-horizontal-align="justify" draw:textarea-vertical-align="middle" draw:auto-grow-height="false" fo:min-height="1.431cm" fo:min-width="5.43cm"/>
      <style:paragraph-properties style:writing-mode="lr-tb"/>
    </style:style>
    <style:style style:name="gr24" style:family="graphic" style:parent-style-name="standard">
      <style:graphic-properties draw:fill-color="#dde8cb" draw:textarea-horizontal-align="justify" draw:textarea-vertical-align="middle" draw:auto-grow-height="false" fo:min-height="0.38cm" fo:min-width="6.13cm"/>
      <style:paragraph-properties style:writing-mode="lr-tb"/>
    </style:style>
    <style:style style:name="gr25" style:family="graphic" style:parent-style-name="standard">
      <style:graphic-properties draw:fill-color="#dde8cb" draw:textarea-horizontal-align="justify" draw:textarea-vertical-align="middle" draw:auto-grow-height="false" fo:min-height="0.8cm" fo:min-width="6.05cm"/>
      <style:paragraph-properties style:writing-mode="lr-tb"/>
    </style:style>
    <style:style style:name="gr26" style:family="graphic" style:parent-style-name="standard">
      <style:graphic-properties draw:fill-color="#dde8cb" draw:textarea-horizontal-align="justify" draw:textarea-vertical-align="middle" draw:auto-grow-height="false" fo:min-height="1.852cm" fo:min-width="5.852cm"/>
      <style:paragraph-properties style:writing-mode="lr-tb"/>
    </style:style>
    <style:style style:name="gr27" style:family="graphic" style:parent-style-name="standard">
      <style:graphic-properties draw:fill-color="#ffffa6" draw:textarea-horizontal-align="justify" draw:textarea-vertical-align="middle" draw:auto-grow-height="false" fo:min-height="1.431cm" fo:min-width="5.43cm"/>
      <style:paragraph-properties style:writing-mode="lr-tb"/>
    </style:style>
    <style:style style:name="gr28" style:family="graphic" style:parent-style-name="standard">
      <style:graphic-properties draw:fill-color="#ffffa6" draw:textarea-horizontal-align="justify" draw:textarea-vertical-align="middle" draw:auto-grow-height="false" fo:min-height="0.59cm" fo:min-width="5.59cm"/>
      <style:paragraph-properties style:writing-mode="lr-tb"/>
    </style:style>
    <style:style style:name="gr29" style:family="graphic" style:parent-style-name="standard">
      <style:graphic-properties draw:fill-color="#ffffa6" draw:textarea-horizontal-align="justify" draw:textarea-vertical-align="middle" draw:auto-grow-height="false" fo:min-height="1.22cm" fo:min-width="5.47cm"/>
      <style:paragraph-properties style:writing-mode="lr-tb"/>
    </style:style>
    <style:style style:name="gr30" style:family="graphic" style:parent-style-name="standard">
      <style:graphic-properties draw:stroke="none" draw:fill-color="#ffd7d7" draw:textarea-horizontal-align="justify" draw:textarea-vertical-align="middle" draw:auto-grow-height="false" fo:min-height="4.286cm" fo:min-width="8.948cm"/>
      <style:paragraph-properties style:writing-mode="lr-tb"/>
    </style:style>
    <style:style style:name="gr31" style:family="graphic" style:parent-style-name="objectwithoutfill">
      <style:graphic-properties draw:marker-end="Puntas_20_de_20_flecha_20_9" draw:marker-end-width="0.3cm" draw:fill="none" draw:textarea-vertical-align="middle"/>
    </style:style>
    <style:style style:name="gr32" style:family="graphic" style:parent-style-name="standard">
      <style:graphic-properties draw:stroke="none" svg:stroke-color="#dee6ef" draw:fill="solid" draw:fill-color="#dee7e5" draw:textarea-horizontal-align="justify" draw:textarea-vertical-align="middle" draw:auto-grow-height="false" fo:min-height="12.244cm" fo:min-width="6.494cm"/>
      <style:paragraph-properties style:writing-mode="lr-tb"/>
    </style:style>
    <style:style style:name="gr33" style:family="graphic" style:parent-style-name="standard">
      <style:graphic-properties draw:stroke="none" draw:fill-color="#ffd7d7" draw:textarea-horizontal-align="justify" draw:textarea-vertical-align="middle" draw:auto-grow-height="false" fo:min-height="5.986cm" fo:min-width="7.626cm"/>
      <style:paragraph-properties style:writing-mode="lr-tb"/>
    </style:style>
    <style:style style:name="gr34" style:family="graphic" style:parent-style-name="objectwithoutfill">
      <style:graphic-properties draw:marker-end="Puntas_20_de_20_flecha_20_10" draw:marker-end-width="0.3cm" draw:fill="none" draw:textarea-vertical-align="middle"/>
    </style:style>
    <style:style style:name="gr35" style:family="graphic" style:parent-style-name="standard">
      <style:graphic-properties draw:fill-color="#ffdbb6" draw:textarea-horizontal-align="justify" draw:textarea-vertical-align="middle" draw:auto-grow-height="false" fo:min-height="1.431cm" fo:min-width="5.43cm"/>
      <style:paragraph-properties style:writing-mode="lr-tb"/>
    </style:style>
    <style:style style:name="gr36" style:family="graphic" style:parent-style-name="standard">
      <style:graphic-properties draw:fill-color="#2a6099" draw:textarea-horizontal-align="justify" draw:textarea-vertical-align="middle" draw:auto-grow-height="false" fo:min-height="8cm" fo:min-width="12.2cm"/>
    </style:style>
    <style:style style:name="gr37" style:family="graphic" style:parent-style-name="standard">
      <style:graphic-properties draw:stroke="none" svg:stroke-color="#dee6ef" draw:fill="solid" draw:fill-color="#dee7e5" draw:textarea-horizontal-align="justify" draw:textarea-vertical-align="middle" draw:auto-grow-height="false" fo:min-height="6.744cm" fo:min-width="6.494cm"/>
      <style:paragraph-properties style:writing-mode="lr-tb"/>
    </style:style>
    <style:style style:name="gr38" style:family="graphic" style:parent-style-name="standard">
      <style:graphic-properties draw:stroke="none" draw:fill-color="#ffd7d7" draw:textarea-horizontal-align="justify" draw:textarea-vertical-align="middle" draw:auto-grow-height="false" fo:min-height="2.774cm" fo:min-width="10.082cm"/>
      <style:paragraph-properties style:writing-mode="lr-tb"/>
    </style:style>
    <style:style style:name="gr39" style:family="graphic" style:parent-style-name="standard">
      <style:graphic-properties draw:stroke="none" draw:fill-color="#ffd7d7" draw:textarea-horizontal-align="justify" draw:textarea-vertical-align="middle" draw:auto-grow-height="false" fo:min-height="3.53cm" fo:min-width="7.626cm"/>
      <style:paragraph-properties style:writing-mode="lr-tb"/>
    </style:style>
    <style:style style:name="gr40" style:family="graphic" style:parent-style-name="standard">
      <style:graphic-properties draw:stroke="none" draw:fill-color="#ffd7d7" draw:textarea-horizontal-align="justify" draw:textarea-vertical-align="middle" draw:auto-grow-height="false" fo:min-height="2.396cm" fo:min-width="9.326cm"/>
      <style:paragraph-properties style:writing-mode="lr-tb"/>
    </style:style>
    <style:style style:name="gr41" style:family="graphic" style:parent-style-name="objectwithoutfill">
      <style:graphic-properties draw:marker-end="Puntas_20_de_20_flecha_20_12" draw:marker-end-width="0.3cm" draw:fill="none" draw:textarea-vertical-align="middle"/>
    </style:style>
    <style:style style:name="gr42" style:family="graphic" style:parent-style-name="objectwithoutfill">
      <style:graphic-properties draw:marker-end="Puntas_20_de_20_flecha_20_21" draw:marker-end-width="0.3cm" draw:fill="none" draw:textarea-vertical-align="middle"/>
    </style:style>
    <style:style style:name="gr43" style:family="graphic" style:parent-style-name="objectwithoutfill">
      <style:graphic-properties draw:marker-end="Puntas_20_de_20_flecha_20_22" draw:marker-end-width="0.3cm" draw:fill="none" draw:textarea-vertical-align="middle"/>
    </style:style>
    <style:style style:name="gr44" style:family="graphic" style:parent-style-name="standard">
      <style:graphic-properties draw:fill-color="#f6f9d4" draw:textarea-horizontal-align="justify" draw:textarea-vertical-align="middle" draw:auto-grow-height="false" fo:min-height="0.59cm" fo:min-width="7.04cm"/>
      <style:paragraph-properties style:writing-mode="lr-tb"/>
    </style:style>
    <style:style style:name="gr45" style:family="graphic" style:parent-style-name="standard">
      <style:graphic-properties draw:fill-color="#f6f9d4" draw:textarea-horizontal-align="justify" draw:textarea-vertical-align="middle" draw:auto-grow-height="false" fo:min-height="1.22cm" fo:min-width="5.72cm"/>
      <style:paragraph-properties style:writing-mode="lr-tb"/>
    </style:style>
    <style:style style:name="gr46" style:family="graphic" style:parent-style-name="standard">
      <style:graphic-properties draw:fill-color="#f6f9d4" draw:textarea-horizontal-align="justify" draw:textarea-vertical-align="middle" draw:auto-grow-height="false" fo:min-height="1.22cm" fo:min-width="3.72cm"/>
      <style:paragraph-properties style:writing-mode="lr-tb"/>
    </style:style>
    <style:style style:name="gr47" style:family="graphic" style:parent-style-name="objectwithoutfill">
      <style:graphic-properties draw:marker-end="Puntas_20_de_20_flecha_20_23" draw:marker-end-width="0.3cm" draw:fill="none" draw:textarea-vertical-align="middle"/>
    </style:style>
    <style:style style:name="gr48" style:family="graphic" style:parent-style-name="objectwithoutfill">
      <style:graphic-properties draw:marker-end="Puntas_20_de_20_flecha_20_24" draw:marker-end-width="0.3cm" draw:fill="none" draw:textarea-vertical-align="middle"/>
    </style:style>
    <style:style style:name="gr49" style:family="graphic" style:parent-style-name="standard">
      <style:graphic-properties draw:fill-color="#2a6099" draw:textarea-horizontal-align="justify" draw:textarea-vertical-align="middle" draw:auto-grow-height="false" fo:min-height="2.25cm" fo:min-width="19.75cm"/>
    </style:style>
    <style:style style:name="gr50" style:family="graphic" style:parent-style-name="standard">
      <style:graphic-properties draw:stroke="none" svg:stroke-color="#dee6ef" draw:fill="solid" draw:fill-color="#dee7e5" draw:textarea-horizontal-align="justify" draw:textarea-vertical-align="middle" draw:auto-grow-height="false" fo:min-height="8.744cm" fo:min-width="6.494cm"/>
      <style:paragraph-properties style:writing-mode="lr-tb"/>
    </style:style>
    <style:style style:name="gr51" style:family="graphic" style:parent-style-name="standard">
      <style:graphic-properties draw:stroke="none" draw:fill-color="#ffd7d7" draw:textarea-horizontal-align="justify" draw:textarea-vertical-align="middle" draw:auto-grow-height="false" fo:min-height="3.088cm" fo:min-width="11.866cm"/>
      <style:paragraph-properties style:writing-mode="lr-tb"/>
    </style:style>
    <style:style style:name="gr52" style:family="graphic" style:parent-style-name="standard">
      <style:graphic-properties draw:stroke="none" draw:fill-color="#ffd7d7" draw:textarea-horizontal-align="justify" draw:textarea-vertical-align="middle" draw:auto-grow-height="false" fo:min-height="3.088cm" fo:min-width="11.63cm"/>
      <style:paragraph-properties style:writing-mode="lr-tb"/>
    </style:style>
    <style:style style:name="gr53" style:family="graphic" style:parent-style-name="objectwithoutfill">
      <style:graphic-properties draw:marker-end="Puntas_20_de_20_flecha_20_14" draw:marker-end-width="0.3cm" draw:fill="none" draw:textarea-vertical-align="middle"/>
    </style:style>
    <style:style style:name="gr54" style:family="graphic" style:parent-style-name="objectwithoutfill">
      <style:graphic-properties draw:marker-end="Puntas_20_de_20_flecha_20_15" draw:marker-end-width="0.3cm" draw:fill="none" draw:textarea-vertical-align="middle"/>
    </style:style>
    <style:style style:name="gr55" style:family="graphic" style:parent-style-name="objectwithoutfill">
      <style:graphic-properties draw:marker-end="Puntas_20_de_20_flecha_20_17" draw:marker-end-width="0.3cm" draw:fill="none" draw:textarea-vertical-align="middle"/>
    </style:style>
    <style:style style:name="gr56" style:family="graphic" style:parent-style-name="standard">
      <style:graphic-properties draw:fill-color="#ffdbb6" draw:textarea-horizontal-align="justify" draw:textarea-vertical-align="middle" draw:auto-grow-height="false" fo:min-height="1.431cm" fo:min-width="4.931cm"/>
      <style:paragraph-properties style:writing-mode="lr-tb"/>
    </style:style>
    <style:style style:name="gr57" style:family="graphic" style:parent-style-name="standard">
      <style:graphic-properties draw:fill-color="#ffdbb6" draw:textarea-horizontal-align="justify" draw:textarea-vertical-align="middle" draw:auto-grow-height="false" fo:min-height="1.431cm" fo:min-width="5.931cm"/>
      <style:paragraph-properties style:writing-mode="lr-tb"/>
    </style:style>
    <style:style style:name="gr58" style:family="graphic" style:parent-style-name="standard">
      <style:graphic-properties draw:fill-color="#ffdbb6" draw:textarea-horizontal-align="justify" draw:textarea-vertical-align="middle" draw:auto-grow-height="false" fo:min-height="1.01cm" fo:min-width="6.01cm"/>
      <style:paragraph-properties style:writing-mode="lr-tb"/>
    </style:style>
    <style:style style:name="gr59" style:family="graphic" style:parent-style-name="standard">
      <style:graphic-properties draw:fill-color="#ffdbb6" draw:textarea-horizontal-align="justify" draw:textarea-vertical-align="middle" draw:auto-grow-height="false" fo:min-height="1.01cm" fo:min-width="5.51cm"/>
      <style:paragraph-properties style:writing-mode="lr-tb"/>
    </style:style>
    <style:style style:name="gr60" style:family="graphic" style:parent-style-name="standard">
      <style:graphic-properties draw:fill-color="#ffdbb6" draw:textarea-horizontal-align="justify" draw:textarea-vertical-align="middle" draw:auto-grow-height="false" fo:min-height="2.272cm" fo:min-width="3.022cm"/>
      <style:paragraph-properties style:writing-mode="lr-tb"/>
    </style:style>
    <style:style style:name="gr61" style:family="graphic" style:parent-style-name="objectwithoutfill">
      <style:graphic-properties draw:marker-end="Puntas_20_de_20_flecha_20_25" draw:marker-end-width="0.3cm" draw:fill="none" draw:textarea-vertical-align="middle"/>
    </style:style>
    <style:style style:name="gr62" style:family="graphic" style:parent-style-name="objectwithoutfill">
      <style:graphic-properties draw:marker-end="Puntas_20_de_20_flecha_20_26" draw:marker-end-width="0.3cm" draw:fill="none" draw:textarea-vertical-align="middle"/>
    </style:style>
    <style:style style:name="gr63" style:family="graphic" style:parent-style-name="objectwithoutfill">
      <style:graphic-properties draw:marker-end="Puntas_20_de_20_flecha_20_27" draw:marker-end-width="0.3cm" draw:fill="none" draw:textarea-vertical-align="middle"/>
    </style:style>
    <style:style style:name="gr64" style:family="graphic" style:parent-style-name="standard">
      <style:graphic-properties draw:stroke="none" draw:fill-color="#ffd7d7" draw:textarea-horizontal-align="justify" draw:textarea-vertical-align="middle" draw:auto-grow-height="false" fo:min-height="2.302cm" fo:min-width="9.902cm"/>
      <style:paragraph-properties style:writing-mode="lr-tb"/>
    </style:style>
    <style:style style:name="gr65" style:family="graphic" style:parent-style-name="standard">
      <style:graphic-properties draw:textarea-horizontal-align="justify" draw:textarea-vertical-align="middle" draw:auto-grow-height="false" fo:min-height="6.25cm" fo:min-width="14.5cm"/>
    </style:style>
    <style:style style:name="gr66" style:family="graphic" style:parent-style-name="standard">
      <style:graphic-properties draw:stroke="none" svg:stroke-color="#dee6ef" draw:fill="solid" draw:fill-color="#dee7e5" draw:textarea-horizontal-align="justify" draw:textarea-vertical-align="middle" draw:auto-grow-height="false" fo:min-height="8.494cm" fo:min-width="6.494cm"/>
      <style:paragraph-properties style:writing-mode="lr-tb"/>
    </style:style>
    <style:style style:name="gr67" style:family="graphic" style:parent-style-name="standard">
      <style:graphic-properties draw:stroke="none" draw:fill-color="#ffd7d7" draw:textarea-horizontal-align="justify" draw:textarea-vertical-align="middle" draw:auto-grow-height="false" fo:min-height="3.676cm" fo:min-width="10.06cm"/>
      <style:paragraph-properties style:writing-mode="lr-tb"/>
    </style:style>
    <style:style style:name="gr68" style:family="graphic" style:parent-style-name="standard">
      <style:graphic-properties draw:stroke="none" draw:fill-color="#ffd7d7" draw:textarea-horizontal-align="justify" draw:textarea-vertical-align="middle" draw:auto-grow-height="false" fo:min-height="3.676cm" fo:min-width="10.452cm"/>
      <style:paragraph-properties style:writing-mode="lr-tb"/>
    </style:style>
    <style:style style:name="gr69" style:family="graphic" style:parent-style-name="objectwithoutfill">
      <style:graphic-properties draw:marker-end="Puntas_20_de_20_flecha_20_18" draw:marker-end-width="0.3cm" draw:fill="none" draw:textarea-vertical-align="middle"/>
    </style:style>
    <style:style style:name="gr70" style:family="graphic" style:parent-style-name="objectwithoutfill">
      <style:graphic-properties draw:marker-end="Puntas_20_de_20_flecha_20_19" draw:marker-end-width="0.3cm" draw:fill="none" draw:textarea-vertical-align="middle"/>
    </style:style>
    <style:style style:name="gr71" style:family="graphic" style:parent-style-name="standard">
      <style:graphic-properties draw:fill-color="#dedce6" draw:textarea-horizontal-align="justify" draw:textarea-vertical-align="middle" draw:auto-grow-height="false" fo:min-height="4.372cm" fo:min-width="5.372cm"/>
      <style:paragraph-properties style:writing-mode="lr-tb"/>
    </style:style>
    <style:style style:name="gr72" style:family="graphic" style:parent-style-name="standard">
      <style:graphic-properties draw:fill-color="#dedce6" draw:textarea-horizontal-align="justify" draw:textarea-vertical-align="middle" draw:auto-grow-height="false" fo:min-height="4.645cm" fo:min-width="5.645cm"/>
      <style:paragraph-properties style:writing-mode="lr-tb"/>
    </style:style>
    <style:style style:name="gr73" style:family="graphic" style:parent-style-name="objectwithoutfill">
      <style:graphic-properties draw:marker-end="Puntas_20_de_20_flecha_20_28" draw:marker-end-width="0.3cm" draw:fill="none" draw:textarea-vertical-align="middle"/>
    </style:style>
    <style:style style:name="gr74" style:family="graphic" style:parent-style-name="objectwithoutfill">
      <style:graphic-properties draw:marker-end="Puntas_20_de_20_flecha_20_29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P2" style:family="paragraph">
      <loext:graphic-properties draw:fill-color="#dee6ef"/>
      <style:paragraph-properties fo:text-align="center" style:writing-mode="lr-tb"/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P3" style:family="paragraph">
      <loext:graphic-properties draw:fill="none"/>
    </style:style>
    <style:style style:name="P4" style:family="paragraph">
      <style:paragraph-properties fo:text-align="center"/>
      <style:text-properties fo:font-weight="bold"/>
    </style:style>
    <style:style style:name="P5" style:family="paragraph">
      <loext:graphic-properties draw:fill="none" draw:fill-color="#ffffff"/>
      <style:paragraph-properties fo:text-align="center"/>
      <style:text-properties fo:font-weight="bold"/>
    </style:style>
    <style:style style:name="P6" style:family="paragraph"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style:paragraph-properties fo:text-align="start" style:writing-mode="lr-tb"/>
      <style:text-properties fo:font-size="18pt" style:font-size-asian="18pt" style:font-size-complex="18pt"/>
    </style:style>
    <style:style style:name="P8" style:family="paragraph">
      <style:paragraph-properties fo:text-align="justify" style:writing-mode="lr-tb"/>
      <style:text-properties fo:font-size="18pt" style:font-size-asian="18pt" style:font-size-complex="18pt"/>
    </style:style>
    <style:style style:name="P9" style:family="paragraph">
      <loext:graphic-properties draw:fill="solid" draw:fill-color="#dee7e5"/>
      <style:paragraph-properties fo:text-align="center" style:writing-mode="lr-tb"/>
      <style:text-properties fo:font-size="18pt" style:font-size-asian="18pt" style:font-size-complex="18pt"/>
    </style:style>
    <style:style style:name="P10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11" style:family="paragraph">
      <style:paragraph-properties fo:text-align="justify" style:writing-mode="lr-tb"/>
      <style:text-properties fo:font-size="18pt" fo:font-weight="bold" style:font-weight-asian="bold" style:font-weight-complex="bold"/>
    </style:style>
    <style:style style:name="P12" style:family="paragraph">
      <loext:graphic-properties draw:fill-color="#ffd7d7"/>
      <style:paragraph-properties fo:text-align="center" style:writing-mode="lr-tb"/>
      <style:text-properties fo:font-size="18pt" fo:font-weight="bold" style:font-weight-asian="bold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 style:writing-mode="lr-tb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15" style:family="paragraph">
      <loext:graphic-properties draw:fill-color="#dde8cb"/>
      <style:paragraph-properties fo:text-align="center" style:writing-mode="lr-tb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16" style:family="paragraph">
      <style:paragraph-properties fo:text-align="center" style:writing-mode="lr-tb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17" style:family="paragraph">
      <loext:graphic-properties draw:fill-color="#dde8cb"/>
      <style:paragraph-properties fo:text-align="center" style:writing-mode="lr-tb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18" style:family="paragraph">
      <loext:graphic-properties draw:fill-color="#f6f9d4"/>
      <style:paragraph-properties fo:text-align="center" style:writing-mode="lr-tb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19" style:family="paragraph">
      <loext:graphic-properties draw:fill-color="#dedce6"/>
      <style:paragraph-properties fo:text-align="center" style:writing-mode="lr-tb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20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1" style:family="paragraph">
      <style:paragraph-properties fo:text-align="justify" style:writing-mode="lr-tb"/>
      <style:text-properties fo:font-weight="bold" style:font-weight-asian="bold" style:font-weight-complex="bold"/>
    </style:style>
    <style:style style:name="P22" style:family="paragraph">
      <loext:graphic-properties draw:fill-color="#ffd7d7"/>
      <style:paragraph-properties fo:text-align="center" style:writing-mode="lr-tb"/>
      <style:text-properties fo:font-weight="bold" style:font-weight-asian="bold" style:font-weight-complex="bold"/>
    </style:style>
    <style:style style:name="P23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24" style:family="paragraph">
      <loext:graphic-properties draw:fill="none"/>
      <style:paragraph-properties fo:text-align="center"/>
      <style:text-properties style:text-underline-style="none"/>
    </style:style>
    <style:style style:name="P25" style:family="paragraph">
      <loext:graphic-properties draw:fill-color="#ffffa6"/>
      <style:paragraph-properties fo:text-align="center" style:writing-mode="lr-tb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26" style:family="paragraph">
      <style:paragraph-properties fo:text-align="justify" style:writing-mode="lr-tb"/>
      <style:text-properties fo:font-weight="bold" style:font-weight-asian="bold" style:font-weight-complex="bold" fo:hyphenate="false" loext:hyphenation-no-caps="false" loext:hyphenation-no-last-word="false"/>
    </style:style>
    <style:style style:name="P27" style:family="paragraph">
      <loext:graphic-properties draw:fill-color="#ffdbb6"/>
      <style:paragraph-properties fo:text-align="center" style:writing-mode="lr-tb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28" style:family="paragraph">
      <loext:graphic-properties draw:fill-color="#2a6099"/>
      <style:paragraph-properties fo:text-align="center"/>
      <style:text-properties style:text-underline-style="none"/>
    </style:style>
    <style:style style:name="P29" style:family="paragraph">
      <style:paragraph-properties fo:text-align="center"/>
      <style:text-properties style:text-underline-style="none"/>
    </style:style>
    <style:style style:name="P30" style:family="paragraph">
      <style:paragraph-properties fo:text-align="center" style:writing-mode="lr-tb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1" style:family="paragraph">
      <loext:graphic-properties draw:fill-color="#dedce6"/>
      <style:paragraph-properties fo:text-align="center" style:writing-mode="lr-tb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2pt" style:text-underline-style="none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prefix="(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23.25cm" svg:height="10.5cm" svg:x="3.25cm" svg:y="2.25cm">
          <text:p text:style-name="P1"><text:span text:style-name="T1">LOMLOE </text:span></text:p>
          <text:p text:style-name="P1"><text:span text:style-name="T1"/></text:p>
          <text:p text:style-name="P1"><text:span text:style-name="T1">Resumen </text:span><text:span text:style-name="T1">Tecnología </text:span><text:span text:style-name="T1">y </text:span><text:span text:style-name="T1">Digitalizació</text:span><text:span text:style-name="T1">n</text:span></text:p>
          <text:p text:style-name="P1"><text:span text:style-name="T1"/></text:p>
          <text:p text:style-name="P1"><text:span text:style-name="T1">Instruccion</text:span><text:span text:style-name="T1">es 1/2022 de </text:span><text:span text:style-name="T1">23 de Junio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0.518cm" svg:height="1.674cm" svg:x="5.082cm" svg:y="14.326cm">
          <draw:text-box>
            <text:p><text:a xlink:href="https://educagob.educacionyfp.gob.es/curriculo/curriculo-lomloe/menu-curriculos-basicos/bachillerato/situaciones-aprendizaje.html" xlink:type="simple">https://educagob.educacionyfp.gob.es/curriculo/curriculo-lomloe/menu-curriculos-basicos/bachillerato/situaciones-aprendizaje.html</text:a></text:p>
          </draw:text-box>
        </draw:frame>
        <draw:frame draw:style-name="gr3" draw:text-style-name="P5" draw:layer="layout" svg:width="17cm" svg:height="1cm" svg:x="7cm" svg:y="13.25cm">
          <draw:text-box>
            <text:p text:style-name="P4">Situaciones de aprendizaje</text:p>
          </draw:text-box>
        </draw:frame>
      </draw:page>
      <draw:page draw:name="page2" draw:style-name="dp1" draw:master-page-name="Predeterminado">
        <draw:custom-shape draw:style-name="gr4" draw:text-style-name="P9" xml:id="id1" draw:id="id1" draw:layer="layout" svg:width="7.75cm" svg:height="10.75cm" svg:x="1cm" svg:y="0.75cm">
          <text:p text:style-name="P6"><text:span text:style-name="T2">Comp. Esp. 1</text:span></text:p>
          <text:list text:style-name="L2">
            <text:list-header>
              <text:p text:style-name="P7"><text:span text:style-name="T3"/></text:p>
            </text:list-header>
            <text:list-item>
              <text:p text:style-name="P8"><text:span text:style-name="T3">Buscar información </text:span></text:p>
            </text:list-item>
            <text:list-item>
              <text:p text:style-name="P8"><text:span text:style-name="T3">Seleccionar información</text:span></text:p>
            </text:list-item>
            <text:list-item>
              <text:p text:style-name="P8"><text:span text:style-name="T3">Investigar</text:span></text:p>
            </text:list-item>
            <text:list-item>
              <text:p text:style-name="P8"><text:span text:style-name="T3">Analizar productos</text:span></text:p>
            </text:list-item>
            <text:list-item>
              <text:p text:style-name="P8"><text:span text:style-name="T3">Simular situaciones</text:span></text:p>
            </text:list-item>
            <text:list-item>
              <text:p text:style-name="P8"><text:span text:style-name="T3">Encontrar soluciones</text:span></text:p>
            </text:list-item>
          </text:list>
          <text:p text:style-name="P6"><text:span text:style-name="T3"/></text:p>
          <text:list text:style-name="L3">
            <text:list-item>
              <text:p text:style-name="P8"><text:span text:style-name="T4">Seguridad en internet </text:span></text:p>
            </text:list-item>
            <text:list-item>
              <text:p text:style-name="P8"><text:span text:style-name="T4">Identidad digital</text:span></text:p>
            </text:list-item>
            <text:list-item>
              <text:p text:style-name="P8"><text:span text:style-name="T4">Riesgos en internet</text:span></text:p>
            </text:list-item>
            <text:list-item>
              <text:p text:style-name="P8"><text:span text:style-name="T4">Estudio materiales, diseño, </text:span><text:span text:style-name="T4">proceso de fabricación</text:span></text:p>
            </text:list-item>
            <text:list-item>
              <text:p text:style-name="P8"><text:span text:style-name="T4">Análisis de productos o </text:span><text:span text:style-name="T4">algoritmos: funciones, </text:span><text:span text:style-name="T4">repercusiones sociales y </text:span><text:span text:style-name="T4">medioambientales.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xml:id="id2" draw:id="id2" draw:layer="layout" svg:width="10.75cm" svg:height="6cm" svg:x="14.75cm" svg:y="1.5cm">
          <text:p text:style-name="P10"><text:span text:style-name="T5">Crit. </text:span><text:span text:style-name="T5">Evaluación </text:span><text:span text:style-name="T5">1.1</text:span></text:p>
          <text:p text:style-name="P10"><text:span text:style-name="T5"/></text:p>
          <text:list text:style-name="L4">
            <text:list-item>
              <text:p text:style-name="P11"><text:span text:style-name="T3">Definir </text:span><text:span text:style-name="T3">problema o </text:span><text:span text:style-name="T3">necesidad</text:span></text:p>
            </text:list-item>
            <text:list-item>
              <text:p text:style-name="P11"><text:span text:style-name="T3">Buscar </text:span><text:span text:style-name="T3">información</text:span></text:p>
            </text:list-item>
          </text:list>
          <text:list text:style-name="L1">
            <text:list-item>
              <text:list>
                <text:list-item>
                  <text:p text:style-name="P11"><text:span text:style-name="T3">Diversas </text:span><text:span text:style-name="T3">fuentes</text:span></text:p>
                </text:list-item>
                <text:list-item>
                  <text:p text:style-name="P11"><text:span text:style-name="T3">De forma </text:span><text:span text:style-name="T3">segura</text:span></text:p>
                </text:list-item>
                <text:list-item>
                  <text:p text:style-name="P11"><text:span text:style-name="T3">De forma </text:span><text:span text:style-name="T3">crítica</text:span></text:p>
                </text:list-item>
                <text:list-item>
                  <text:p text:style-name="P11"><text:span text:style-name="T3">Fiable</text:span></text:p>
                </text:list-item>
                <text:list-item>
                  <text:p text:style-name="P11"><text:span text:style-name="T3">Adecuada</text:span></text:p>
                </text:list-item>
              </text:list>
            </text:list-item>
          </text:list>
          <draw:enhanced-geometry svg:viewBox="0 0 21600 21600" draw:glue-points="?f6 0 10800 ?f8 ?f11 10800 ?f9 21600 10800 ?f10 ?f5 10800" draw:text-areas="?f3 ?f3 ?f4 ?f4" draw:type="parallelogram" draw:modifiers="2131.0328601678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2" xml:id="id3" draw:id="id3" draw:layer="layout" svg:width="10.75cm" svg:height="4.5cm" svg:x="17cm" svg:y="12.75cm">
          <text:p text:style-name="P10"><text:span text:style-name="T5">Crit. Evaluación 1.2</text:span></text:p>
          <text:p text:style-name="P10"><text:span text:style-name="T5"/></text:p>
          <text:list text:style-name="L4">
            <text:list-item>
              <text:p text:style-name="P11"><text:span text:style-name="T3">Examinar productos tecnológicos</text:span></text:p>
            </text:list-item>
          </text:list>
          <text:list text:style-name="L1">
            <text:list-item>
              <text:list>
                <text:list-item>
                  <text:p text:style-name="P11"><text:span text:style-name="T3">Comprenderlos</text:span></text:p>
                </text:list-item>
                <text:list-item>
                  <text:p text:style-name="P11"><text:span text:style-name="T3">Método de análisis</text:span></text:p>
                </text:list-item>
                <text:list-item>
                  <text:p text:style-name="P11"><text:span text:style-name="T3">De forma científica</text:span></text:p>
                </text:list-item>
                <text:list-item>
                  <text:p text:style-name="P11"><text:span text:style-name="T3">Herramientas de simulación</text:span></text:p>
                </text:list-item>
              </text:list>
            </text:list-item>
          </text:list>
          <draw:enhanced-geometry svg:viewBox="0 0 21600 21600" draw:glue-points="?f6 0 10800 ?f8 ?f11 10800 ?f9 21600 10800 ?f10 ?f5 10800" draw:text-areas="?f3 ?f3 ?f4 ?f4" draw:type="parallelogram" draw:modifiers="2131.0328601678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2" xml:id="id4" draw:id="id4" draw:layer="layout" svg:width="9.75cm" svg:height="5.5cm" svg:x="1.25cm" svg:y="11.75cm">
          <text:p text:style-name="P10"><text:span text:style-name="T5">Crit. Evaluación 1.3</text:span></text:p>
          <text:p text:style-name="P10"><text:span text:style-name="T5"/></text:p>
          <text:list text:style-name="L4">
            <text:list-item>
              <text:p text:style-name="P11"><text:span text:style-name="T3">Medidas de protección</text:span></text:p>
            </text:list-item>
          </text:list>
          <text:list text:style-name="L1">
            <text:list-item>
              <text:list>
                <text:list-item>
                  <text:p text:style-name="P11"><text:span text:style-name="T3">Personas (salud), <text:s/>Dispositivos, Datos</text:span></text:p>
                </text:list-item>
                <text:list-item>
                  <text:p text:style-name="P11"><text:span text:style-name="T3">Identificar problemas y riesgos asociados a la tecnología analizándolos de forma ética y crítica.</text:span></text:p>
                </text:list-item>
              </text:list>
            </text:list-item>
          </text:list>
          <draw:enhanced-geometry svg:viewBox="0 0 21600 21600" draw:glue-points="?f6 0 10800 ?f8 ?f11 10800 ?f9 21600 10800 ?f10 ?f5 10800" draw:text-areas="?f3 ?f3 ?f4 ?f4" draw:type="parallelogram" draw:modifiers="2131.0328601678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13" draw:layer="layout" draw:type="curve" svg:x1="8.75cm" svg:y1="6.125cm" svg:x2="14.75cm" svg:y2="4.5cm" draw:start-shape="id1" draw:start-glue-point="1" draw:end-shape="id2" draw:end-glue-point="3" svg:d="M8750 6125c4501 0 1502-1625 6000-1625" svg:viewBox="0 0 6001 1626">
          <text:p/>
        </draw:connector>
        <draw:connector draw:style-name="gr9" draw:text-style-name="P13" draw:layer="layout" draw:type="curve" svg:x1="8.75cm" svg:y1="6.125cm" svg:x2="17.53cm" svg:y2="15cm" draw:start-shape="id1" draw:start-glue-point="1" draw:end-shape="id3" draw:end-glue-point="9" svg:d="M8750 6125c6189 0 1799 8875 8780 8875" svg:viewBox="0 0 8781 8876">
          <text:p/>
        </draw:connector>
        <draw:connector draw:style-name="gr10" draw:text-style-name="P13" draw:layer="layout" draw:type="curve" svg:x1="8.75cm" svg:y1="6.125cm" svg:x2="10.519cm" svg:y2="14.5cm" draw:start-shape="id1" draw:start-glue-point="1" draw:end-shape="id4" draw:end-glue-point="6" svg:d="M8750 6125c4126 0 3242 8375 1769 8375" svg:viewBox="0 0 2999 8376">
          <text:p/>
        </draw:connector>
        <draw:custom-shape draw:style-name="gr11" draw:text-style-name="P15" draw:layer="layout" svg:width="4.75cm" svg:height="3cm" svg:x="23.75cm" svg:y="1.25cm">
          <text:p text:style-name="P14"><text:span text:style-name="T6">3.A.1. Estrategias y </text:span><text:span text:style-name="T6">técnicas de resolución </text:span><text:span text:style-name="T6">problemas. Diferentes </text:span><text:span text:style-name="T6">contextos y fases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" draw:text-style-name="P15" draw:layer="layout" svg:width="5.95cm" svg:height="2cm" svg:x="22.75cm" svg:y="5.25cm">
          <text:p text:style-name="P14"><text:span text:style-name="T6">3.A.2. Búsqueda </text:span><text:span text:style-name="T6">crítica de </text:span><text:span text:style-name="T6">información. Al </text:span><text:span text:style-name="T6">investigar / definir </text:span><text:span text:style-name="T6">los problemas </text:span><text:span text:style-name="T6">planteados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3" draw:text-style-name="P17" draw:layer="layout" svg:width="4.75cm" svg:height="2cm" svg:x="14.5cm" svg:y="11.5cm">
          <text:p text:style-name="P16"><text:span text:style-name="T7">3.A.2. Búsqueda crítica de información. </text:span><text:span text:style-name="T7">Al investigar / definir los problemas </text:span><text:span text:style-name="T7">planteados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4" draw:text-style-name="P15" draw:layer="layout" svg:width="7cm" svg:height="2cm" svg:x="9.5cm" svg:y="1.25cm">
          <text:p text:style-name="P14"><text:span text:style-name="T6">3.A.9. Emprendimiento // Resiliencia // </text:span><text:span text:style-name="T6">Perseverancia // Creatividad. → </text:span><text:span text:style-name="T6">perspectiva interdisciplina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5" draw:text-style-name="P18" draw:layer="layout" svg:width="7.7cm" svg:height="2cm" svg:x="13.3cm" svg:y="7.25cm">
          <text:p text:style-name="P14"><text:span text:style-name="T6">3.C. 5. Autoconfianza // Iniciativa. Error, </text:span><text:span text:style-name="T6">reevaluación, depuración de errores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6" draw:text-style-name="P17" draw:layer="layout" svg:width="6.75cm" svg:height="2cm" svg:x="11.944cm" svg:y="16.144cm">
          <text:p text:style-name="P16"><text:span text:style-name="T7">3.A.3. Análisis de productos básicos / </text:span><text:span text:style-name="T7">sistemas tecnológicos sencillos. </text:span><text:span text:style-name="T7">Conocimiento desde difernetes </text:span><text:span text:style-name="T7">enfoques y ámbitos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7" draw:text-style-name="P17" draw:layer="layout" svg:width="5.75cm" svg:height="1.25cm" svg:x="22.75cm" svg:y="11.75cm">
          <text:p text:style-name="P16"><text:span text:style-name="T7">3.A.5. Sistemas mecánicos: montaje físico o simuladores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8" draw:text-style-name="P17" draw:layer="layout" svg:width="5.75cm" svg:height="2.25cm" svg:x="22.5cm" svg:y="17.25cm">
          <text:p text:style-name="P16"><text:span text:style-name="T7">3.A.6: Electricidad / electrónica. Montaje físico o simulación. Cálculo, diseño, aplicación, interpretación.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9" draw:text-style-name="P17" draw:layer="layout" svg:width="9cm" svg:height="1.75cm" svg:x="1cm" svg:y="17cm">
          <text:p text:style-name="P16"><text:span text:style-name="T7">3.A.8. Herramientas y sus técnicas // manipular y mecanizar materiales // Fabricación digital // Normas seguridad e higiene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0" draw:text-style-name="P19" draw:layer="layout" svg:width="9cm" svg:height="1.501cm" svg:x="1cm" svg:y="18.75cm">
          <text:p text:style-name="P16"><text:span text:style-name="T7">3. E.2. Tecnología Sostenible. Crítica a la consecución de los objetivos de desarrollo sostenible.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2379.49463733867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</draw:page>
      <draw:page draw:name="page3" draw:style-name="dp1" draw:master-page-name="Predeterminado">
        <draw:custom-shape draw:style-name="gr4" draw:text-style-name="P9" xml:id="id5" draw:id="id5" draw:layer="layout" svg:width="7.75cm" svg:height="10.75cm" svg:x="12.75cm" svg:y="3cm">
          <text:p text:style-name="P6"><text:span text:style-name="T8">Comp. Esp. 2</text:span></text:p>
          <text:list text:style-name="L2">
            <text:list-header>
              <text:p text:style-name="P7"><text:span text:style-name="T3"/></text:p>
            </text:list-header>
            <text:list-item>
              <text:p text:style-name="P8"><text:span text:style-name="T3">Autonomía y creatividad</text:span></text:p>
            </text:list-item>
            <text:list-item>
              <text:p text:style-name="P8"><text:span text:style-name="T3">Conocimiento interdisciplinar</text:span></text:p>
            </text:list-item>
            <text:list-item>
              <text:p text:style-name="P8"><text:span text:style-name="T3">Trabajo colaborativo – cooperativo</text:span></text:p>
            </text:list-item>
            <text:list-item>
              <text:p text:style-name="P8"><text:span text:style-name="T3">Diseño soluciones a problemas</text:span></text:p>
            </text:list-item>
            <text:list-item>
              <text:p text:style-name="P8"><text:span text:style-name="T3">Eficacia, innovación y sostenibilidad</text:span></text:p>
            </text:list-item>
          </text:list>
          <text:p text:style-name="P6"><text:span text:style-name="T3"/></text:p>
          <text:list text:style-name="L3">
            <text:list-item>
              <text:p text:style-name="P8"><text:span text:style-name="T4">Emprendimiento, creatividad</text:span></text:p>
            </text:list-item>
            <text:list-item>
              <text:p text:style-name="P8"><text:span text:style-name="T4">Proceso creativo de soluciones</text:span></text:p>
            </text:list-item>
            <text:list-item>
              <text:p text:style-name="P8"><text:span text:style-name="T4">Metodología secuencial (fases de un proyecto técnico)</text:span></text:p>
            </text:list-item>
            <text:list-item>
              <text:p text:style-name="P8"><text:span text:style-name="T4">Proyectos viables aunque novedosos y creativos.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2" xml:id="id7" draw:id="id7" draw:layer="layout" svg:width="10.75cm" svg:height="6cm" svg:x="1.25cm" svg:y="1.5cm">
          <text:p text:style-name="P20"><text:span text:style-name="T9">Crit. Evaluación 2.1</text:span></text:p>
          <text:p text:style-name="P20"><text:span text:style-name="T9"/></text:p>
          <text:list text:style-name="L4">
            <text:list-item>
              <text:p text:style-name="P21"><text:span text:style-name="T3"><text:s/></text:span><text:span text:style-name="T3">Diseñar soluciones </text:span></text:p>
            </text:list-item>
          </text:list>
          <text:list text:style-name="L1">
            <text:list-item>
              <text:list>
                <text:list-item>
                  <text:p text:style-name="P21"><text:span text:style-name="T3">Eficaces</text:span></text:p>
                </text:list-item>
                <text:list-item>
                  <text:p text:style-name="P21"><text:span text:style-name="T3">Innovadoras</text:span></text:p>
                </text:list-item>
                <text:list-item>
                  <text:p text:style-name="P21"><text:span text:style-name="T3">Sostenibles</text:span></text:p>
                </text:list-item>
                <text:list-item>
                  <text:p text:style-name="P21"><text:span text:style-name="T3">Técnicas, procedimientos, conceptos interdisciplinares</text:span></text:p>
                </text:list-item>
                <text:list-item>
                  <text:p text:style-name="P21"><text:span text:style-name="T3">Actitudes creativas, emprendedoras, perseverantes</text:span></text:p>
                </text:list-item>
              </text:list>
            </text:list-item>
          </text:list>
          <draw:enhanced-geometry svg:viewBox="0 0 21600 21600" draw:glue-points="?f6 0 10800 ?f8 ?f11 10800 ?f9 21600 10800 ?f10 ?f5 10800" draw:text-areas="?f3 ?f3 ?f4 ?f4" draw:type="parallelogram" draw:modifiers="2131.0328601678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22" xml:id="id6" draw:id="id6" draw:layer="layout" svg:width="10.75cm" svg:height="6cm" svg:x="17.95cm" svg:y="14cm">
          <text:p text:style-name="P20"><text:span text:style-name="T9">Crit. Evaluación 2.2</text:span></text:p>
          <text:p text:style-name="P20"><text:span text:style-name="T9"/></text:p>
          <text:list text:style-name="L4">
            <text:list-item>
              <text:p text:style-name="P21"><text:span text:style-name="T3"><text:s/></text:span><text:span text:style-name="T3">Seleccionar herramientas y materiales</text:span></text:p>
            </text:list-item>
            <text:list-item>
              <text:p text:style-name="P21"><text:span text:style-name="T3">Planificar su uso. Organizarse.</text:span></text:p>
            </text:list-item>
            <text:list-item>
              <text:p text:style-name="P21"><text:span text:style-name="T3">Planificar tareas.</text:span></text:p>
            </text:list-item>
          </text:list>
          <text:list text:style-name="L1">
            <text:list-item>
              <text:list>
                <text:list-item>
                  <text:p text:style-name="P21"><text:span text:style-name="T3">Trabajo individual</text:span></text:p>
                </text:list-item>
                <text:list-item>
                  <text:p text:style-name="P21"><text:span text:style-name="T3">Trabajo grupal → colabiración y cooperación.</text:span></text:p>
                </text:list-item>
              </text:list>
            </text:list-item>
          </text:list>
          <draw:enhanced-geometry svg:viewBox="0 0 21600 21600" draw:glue-points="?f6 0 10800 ?f8 ?f11 10800 ?f9 21600 10800 ?f10 ?f5 10800" draw:text-areas="?f3 ?f3 ?f4 ?f4" draw:type="parallelogram" draw:modifiers="2131.0328601678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1" draw:text-style-name="P23" draw:layer="layout" draw:type="curve" svg:x1="20.5cm" svg:y1="8.375cm" svg:x2="23.855cm" svg:y2="14cm" draw:start-shape="id5" draw:start-glue-point="1" draw:end-shape="id6" draw:end-glue-point="4" svg:d="M20500 8375c2237 0 3355 1875 3355 5625" svg:viewBox="0 0 3356 5626">
          <text:p/>
        </draw:connector>
        <draw:custom-shape draw:style-name="gr13" draw:text-style-name="P17" draw:layer="layout" svg:width="4.75cm" svg:height="2cm" svg:x="4.25cm" svg:y="7.75cm">
          <text:p text:style-name="P16"><text:span text:style-name="T7">3.A.1. Estrategias y técnicas de resolución problemas. Diferentes contextos y fases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22" draw:text-style-name="P24" draw:layer="layout" draw:type="curve" svg:x1="16.625cm" svg:y1="3cm" svg:x2="7.155cm" svg:y2="1.5cm" draw:start-shape="id5" draw:start-glue-point="0" draw:end-shape="id7" draw:end-glue-point="4" svg:d="M16625 3000c0-3000-9470-2250-9470-1500" svg:viewBox="0 0 9471 2172">
          <text:p/>
        </draw:connector>
        <draw:custom-shape draw:style-name="gr23" draw:text-style-name="P17" draw:layer="layout" svg:width="6.25cm" svg:height="2cm" svg:x="3.5cm" svg:y="10.001cm">
          <text:p text:style-name="P16"><text:span text:style-name="T7">3.A.9. Emprendimiento // Resiliencia // Perseverancia // Creatividad. → perspectiva interdisciplina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6" draw:text-style-name="P17" draw:layer="layout" svg:width="6.75cm" svg:height="2cm" svg:x="21.5cm" svg:y="11cm">
          <text:p text:style-name="P16"><text:span text:style-name="T7">3.A.3. Análisis de productos básicos / sistemas tecnológicos sencillos. Conocimiento desde difernetes enfoques y ámbitos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4" draw:text-style-name="P17" draw:layer="layout" svg:width="6.75cm" svg:height="0.75cm" svg:x="21.5cm" svg:y="10cm">
          <text:p text:style-name="P16"><text:span text:style-name="T7">3.A.4. Estructuras modelos simples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5" draw:text-style-name="P17" draw:layer="layout" svg:width="6.75cm" svg:height="1.25cm" svg:x="21.5cm" svg:y="8.5cm">
          <text:p text:style-name="P16"><text:span text:style-name="T7">3.A.7. Materiales // Impacto ambiental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6" draw:text-style-name="P17" draw:layer="layout" svg:width="6.75cm" svg:height="2.5cm" svg:x="21.5cm" svg:y="5.75cm">
          <text:p text:style-name="P16"><text:span text:style-name="T7">3.A.8. Herramientas y sus técnicas // manipular y mecanizar materiales // Fabricación digital // Normas seguridad e higiene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7" draw:text-style-name="P25" draw:layer="layout" svg:width="6.25cm" svg:height="2cm" svg:x="3.5cm" svg:y="12.251cm">
          <text:p text:style-name="P16"><text:span text:style-name="T7">3. B. 1. Habilidad comunicación interpersonal: vocabulario técnico y netetiqueta.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8" draw:text-style-name="P25" draw:layer="layout" svg:width="6.25cm" svg:height="1cm" svg:x="3.5cm" svg:y="14.501cm">
          <text:p text:style-name="P16"><text:span text:style-name="T7">3. B. 2. Acotación y escalas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8" draw:text-style-name="P25" draw:layer="layout" svg:width="6.25cm" svg:height="1cm" svg:x="3.5cm" svg:y="15.752cm">
          <text:p text:style-name="P16"><text:span text:style-name="T7">3. B. 3. Aplicaciones CAD 2D y 3D → circuitos, planos, objetos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9" draw:text-style-name="P25" draw:layer="layout" svg:width="6.25cm" svg:height="1.75cm" svg:x="3.5cm" svg:y="17cm">
          <text:p text:style-name="P16"><text:span text:style-name="T7">3. B. 4. Herramientas digitales → publicación, documentos técnicos, multimedia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</draw:page>
      <draw:page draw:name="page4" draw:style-name="dp1" draw:master-page-name="Predeterminado">
        <draw:custom-shape draw:style-name="gr4" draw:text-style-name="P9" xml:id="id8" draw:id="id8" draw:layer="layout" svg:width="7.75cm" svg:height="10.75cm" svg:x="3.25cm" svg:y="6cm">
          <text:p text:style-name="P6"><text:span text:style-name="T8">Comp. Esp. 3</text:span></text:p>
          <text:list text:style-name="L2">
            <text:list-header>
              <text:p text:style-name="P7"><text:span text:style-name="T3"/></text:p>
            </text:list-header>
            <text:list-item>
              <text:p text:style-name="P8"><text:span text:style-name="T3">Aplicar ténicas y conocimientos interdisciplinares</text:span></text:p>
            </text:list-item>
            <text:list-item>
              <text:p text:style-name="P8"><text:span text:style-name="T3">Operadores, sistemas tecnológicos, herramientas.</text:span></text:p>
            </text:list-item>
            <text:list-item>
              <text:p text:style-name="P8"><text:span text:style-name="T3">Construcción, fabricación</text:span></text:p>
            </text:list-item>
          </text:list>
          <text:p text:style-name="P6"><text:span text:style-name="T3"/></text:p>
          <text:list text:style-name="L3">
            <text:list-item>
              <text:p text:style-name="P8"><text:span text:style-name="T4">Sostenibilidad</text:span></text:p>
            </text:list-item>
            <text:list-item>
              <text:p text:style-name="P8"><text:span text:style-name="T4">Construcción</text:span></text:p>
            </text:list-item>
            <text:list-item>
              <text:p text:style-name="P8"><text:span text:style-name="T4">Operadores mecánica, eléctrico, electrónico</text:span></text:p>
            </text:list-item>
            <text:list-item>
              <text:p text:style-name="P8"><text:span text:style-name="T4">Fabricar prototipos</text:span></text:p>
            </text:list-item>
            <text:list-item>
              <text:p text:style-name="P8"><text:span text:style-name="T4">Uso de herramientas</text:span></text:p>
            </text:list-item>
            <text:list-item>
              <text:p text:style-name="P8"><text:span text:style-name="T4">Uso de dispositivos digitales</text:span></text:p>
            </text:list-item>
            <text:list-item>
              <text:p text:style-name="P8"><text:span text:style-name="T4">Seguridad en el taller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2" xml:id="id9" draw:id="id9" draw:layer="layout" svg:width="12.5cm" svg:height="6cm" svg:x="14.75cm" svg:y="3.25cm">
          <text:p text:style-name="P20"><text:span text:style-name="T9">Crit. Evaluación 3.1</text:span></text:p>
          <text:p text:style-name="P20"><text:span text:style-name="T9"/></text:p>
          <text:list text:style-name="L4">
            <text:list-item>
              <text:p text:style-name="P21"><text:span text:style-name="T3"><text:s/></text:span><text:span text:style-name="T3">Fabricación de objetos</text:span></text:p>
            </text:list-item>
          </text:list>
          <text:list text:style-name="L1">
            <text:list-item>
              <text:list>
                <text:list-item>
                  <text:p text:style-name="P21"><text:span text:style-name="T3">Manipular y conformar materiales</text:span></text:p>
                </text:list-item>
                <text:list-item>
                  <text:p text:style-name="P21"><text:span text:style-name="T3">Uso de herramientas y máquinas adecuadas.</text:span></text:p>
                </text:list-item>
                <text:list-item>
                  <text:p text:style-name="P21"><text:span text:style-name="T3">Fundamentos de estructuras, mecánica, electricidad, electrónica.</text:span></text:p>
                </text:list-item>
                <text:list-item>
                  <text:p text:style-name="P21"><text:span text:style-name="T3">Normas de seguridad</text:span></text:p>
                </text:list-item>
              </text:list>
            </text:list-item>
          </text:list>
          <draw:enhanced-geometry svg:viewBox="0 0 21600 21600" draw:glue-points="?f6 0 10800 ?f8 ?f11 10800 ?f9 21600 10800 ?f10 ?f5 10800" draw:text-areas="?f3 ?f3 ?f4 ?f4" draw:type="parallelogram" draw:modifiers="2131.0328601678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1" draw:text-style-name="P23" draw:layer="layout" draw:type="curve" draw:line-skew="-1.062cm 0.437cm" svg:x1="7.125cm" svg:y1="6cm" svg:x2="15.366cm" svg:y2="6.25cm" draw:start-shape="id8" draw:start-glue-point="0" draw:end-shape="id9" draw:end-glue-point="9" svg:d="M7125 6000c0-2343 3094-1953 4385-1305s777 1555 3856 1555" svg:viewBox="0 0 8242 2053">
          <text:p/>
        </draw:connector>
        <draw:custom-shape draw:style-name="gr17" draw:text-style-name="P17" draw:layer="layout" svg:width="5.75cm" svg:height="1.25cm" svg:x="18.125cm" svg:y="9.563cm">
          <text:p text:style-name="P16"><text:span text:style-name="T7">3.A.5. Sistemas mecánicos: montaje físico o simuladores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8" draw:text-style-name="P17" draw:layer="layout" svg:width="5.75cm" svg:height="2.25cm" svg:x="18.125cm" svg:y="11.126cm">
          <text:p text:style-name="P16"><text:span text:style-name="T7">3.A.6: Electricidad / electrónica. Montaje físico o simulación. Cálculo, diseño, aplicación, interpretación.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4" draw:text-style-name="P17" draw:layer="layout" svg:width="6.75cm" svg:height="0.75cm" svg:x="17.625cm" svg:y="13.689cm">
          <text:p text:style-name="P16"><text:span text:style-name="T7">3.A.4. Estructuras modelos simples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6" draw:text-style-name="P17" draw:layer="layout" svg:width="6.75cm" svg:height="2.5cm" svg:x="17.625cm" svg:y="14.75cm">
          <text:p text:style-name="P16"><text:span text:style-name="T7">3.A.8. Herramientas y sus técnicas // manipular y mecanizar materiales // Fabricación digital // Normas seguridad e higiene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</draw:page>
      <draw:page draw:name="page5" draw:style-name="dp1" draw:master-page-name="Predeterminado">
        <draw:custom-shape draw:style-name="gr32" draw:text-style-name="P9" xml:id="id10" draw:id="id10" draw:layer="layout" svg:width="7.75cm" svg:height="13.25cm" svg:x="18.25cm" svg:y="4.25cm">
          <text:p text:style-name="P6"><text:span text:style-name="T8">Comp. Esp. 4</text:span></text:p>
          <text:list text:style-name="L2">
            <text:list-header>
              <text:p text:style-name="P7"><text:span text:style-name="T3"/></text:p>
            </text:list-header>
            <text:list-item>
              <text:p text:style-name="P8"><text:span text:style-name="T3">Comunicar resultados de problemas tecnológicos o digitales.</text:span></text:p>
            </text:list-item>
            <text:list-item>
              <text:p text:style-name="P8"><text:span text:style-name="T3">Uso de medios, símbolos y vocabulario adecuados.</text:span></text:p>
            </text:list-item>
            <text:list-item>
              <text:p text:style-name="P8"><text:span text:style-name="T3">Valora las herramientas digitales como medios de comunicar y generar ideas.</text:span></text:p>
              <text:p text:style-name="P8"><text:span text:style-name="T3"/></text:p>
            </text:list-item>
          </text:list>
          <text:list text:style-name="L3">
            <text:list-item>
              <text:p text:style-name="P8"><text:span text:style-name="T4">Comunicación y expresión de ideas</text:span></text:p>
            </text:list-item>
            <text:list-item>
              <text:p text:style-name="P8"><text:span text:style-name="T4">Uso de herramientas digitales para elaborar y comunicar</text:span></text:p>
            </text:list-item>
            <text:list-item>
              <text:p text:style-name="P8"><text:span text:style-name="T4">Lenguaje gráfico. Vocabulario técnico, matemático y científico.</text:span></text:p>
            </text:list-item>
            <text:list-item>
              <text:p text:style-name="P8"><text:span text:style-name="T4">Interactuar en la red (redes sociales) para comunicar idea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xml:id="id11" draw:id="id11" draw:layer="layout" svg:width="10.75cm" svg:height="8.25cm" draw:transform="skewX (0.000698131700797732) translate (2.756cm 2.25cm)">
          <text:p text:style-name="P20"><text:span text:style-name="T9">Crit. Evaluación 4.1</text:span></text:p>
          <text:p text:style-name="P20"><text:span text:style-name="T9"/></text:p>
          <text:list text:style-name="L4">
            <text:list-item>
              <text:p text:style-name="P21"><text:span text:style-name="T3"><text:s/></text:span><text:span text:style-name="T3">Representar el proceso de creación de un producto</text:span></text:p>
            </text:list-item>
          </text:list>
          <text:list text:style-name="L1">
            <text:list-item>
              <text:list>
                <text:list-item>
                  <text:p text:style-name="P21"><text:span text:style-name="T3">Desde el diseño hasta su difusión</text:span></text:p>
                </text:list-item>
              </text:list>
            </text:list-item>
          </text:list>
          <text:list text:style-name="L5">
            <text:list-item>
              <text:p text:style-name="P26"><text:span text:style-name="T3">Comunicar este proceso</text:span></text:p>
            </text:list-item>
          </text:list>
          <text:list text:style-name="L1">
            <text:list-item>
              <text:list>
                <text:list-item>
                  <text:p text:style-name="P26"><text:span text:style-name="T3">Presencial / online</text:span></text:p>
                </text:list-item>
                <text:list-item>
                  <text:p text:style-name="P26"><text:span text:style-name="T3">Colaborativa</text:span></text:p>
                </text:list-item>
              </text:list>
            </text:list-item>
          </text:list>
          <text:list text:style-name="L5">
            <text:list-item>
              <text:p text:style-name="P26"><text:span text:style-name="T3">Elaborar documentación técnica</text:span></text:p>
            </text:list-item>
          </text:list>
          <text:list text:style-name="L1">
            <text:list-item>
              <text:list>
                <text:list-item>
                  <text:p text:style-name="P26"><text:span text:style-name="T3">Con herramientas digitales</text:span></text:p>
                </text:list-item>
                <text:list-item>
                  <text:p text:style-name="P26"><text:span text:style-name="T3">Formato y vocabulario técnico adecuados</text:span></text:p>
                  <text:p text:style-name="P26"><text:span text:style-name="T3"/></text:p>
                </text:list-item>
              </text:list>
            </text:list-item>
          </text:list>
          <draw:enhanced-geometry svg:viewBox="0 0 21600 21600" draw:glue-points="?f6 0 10800 ?f8 ?f11 10800 ?f9 21600 10800 ?f10 ?f5 10800" draw:text-areas="?f3 ?f3 ?f4 ?f4" draw:type="parallelogram" draw:modifiers="2131.0328601678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4" draw:text-style-name="P23" draw:layer="layout" draw:type="curve" draw:line-skew="0.03cm" svg:x1="22.125cm" svg:y1="4.25cm" svg:x2="8.661cm" svg:y2="2.25cm" draw:start-shape="id10" draw:start-glue-point="0" draw:end-shape="id11" draw:end-glue-point="4" svg:d="M22125 4250c0-3705-13464-2705-13464-2000" svg:viewBox="0 0 13465 2677">
          <text:p/>
        </draw:connector>
        <draw:custom-shape draw:style-name="gr27" draw:text-style-name="P25" draw:layer="layout" svg:width="6.25cm" svg:height="2cm" svg:x="5.003cm" svg:y="10.85cm">
          <text:p text:style-name="P16"><text:span text:style-name="T7">3. B. 1 Habilidad comunicación interpersonal: vocabulario técnico y netetiqueta.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8" draw:text-style-name="P25" draw:layer="layout" svg:width="6.25cm" svg:height="1cm" svg:x="5.003cm" svg:y="13.201cm">
          <text:p text:style-name="P16"><text:span text:style-name="T7">3. B. 2. Acotación y escalas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8" draw:text-style-name="P25" draw:layer="layout" svg:width="6.25cm" svg:height="1cm" svg:x="5.003cm" svg:y="14.551cm">
          <text:p text:style-name="P16"><text:span text:style-name="T7">3. B. 3. Aplicaciones CAD 2D y 3D → circuitos, planos, objetos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9" draw:text-style-name="P25" draw:layer="layout" svg:width="6.25cm" svg:height="1.75cm" svg:x="5.003cm" svg:y="15.902cm">
          <text:p text:style-name="P16"><text:span text:style-name="T7">3. B. 4. Herramientas digitales → publicación, documentos técnicos, multimedia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5" draw:text-style-name="P27" draw:layer="layout" svg:width="6.25cm" svg:height="2cm" svg:x="5.003cm" svg:y="18cm">
          <text:p text:style-name="P16"><text:span text:style-name="T7">3. D.4. Herramientas edición y creación de contenidos. Instalar, configurar, usar. Propiedad intelectual.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</draw:page>
      <draw:page draw:name="page6" draw:style-name="dp1" draw:master-page-name="Predeterminado">
        <draw:custom-shape draw:style-name="gr36" draw:text-style-name="P28" xml:id="id16" draw:id="id16" draw:layer="layout" svg:width="12.7cm" svg:height="8.25cm" svg:x="16cm" svg:y="0.7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9" xml:id="id12" draw:id="id12" draw:layer="layout" svg:width="7.75cm" svg:height="7.75cm" svg:x="1.75cm" svg:y="7cm">
          <text:p text:style-name="P6"><text:span text:style-name="T8">Comp. Esp. 5</text:span></text:p>
          <text:list text:style-name="L2">
            <text:list-header>
              <text:p text:style-name="P7"><text:span text:style-name="T3"/></text:p>
            </text:list-header>
            <text:list-item>
              <text:p text:style-name="P8"><text:span text:style-name="T3">Desarrollo de algoritmos y aplicaciones informáticas</text:span></text:p>
            </text:list-item>
            <text:list-item>
              <text:p text:style-name="P8"><text:span text:style-name="T3">Pensamiento computacional.</text:span></text:p>
            </text:list-item>
            <text:list-item>
              <text:p text:style-name="P8"><text:span text:style-name="T3">Sistemas de control o robótica</text:span></text:p>
              <text:p text:style-name="P8"><text:span text:style-name="T3"/></text:p>
            </text:list-item>
          </text:list>
          <text:list text:style-name="L3">
            <text:list-item>
              <text:p text:style-name="P8"><text:span text:style-name="T4">Automatización de rutinas: sistemas de control o robots</text:span></text:p>
            </text:list-item>
            <text:list-item>
              <text:p text:style-name="P8"><text:span text:style-name="T4">Inteligencia artifical, big data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2" xml:id="id14" draw:id="id14" draw:layer="layout" svg:width="14cm" svg:height="4cm" svg:x="1.75cm" svg:y="1.5cm">
          <text:p text:style-name="P20"><text:span text:style-name="T9">Crit. Evaluación 5.1</text:span></text:p>
          <text:p text:style-name="P20"><text:span text:style-name="T9"/></text:p>
          <text:list text:style-name="L4">
            <text:list-item>
              <text:p text:style-name="P21"><text:span text:style-name="T3"><text:s/></text:span><text:span text:style-name="T3">Diseñar soluciones informáticas</text:span></text:p>
            </text:list-item>
          </text:list>
          <text:list text:style-name="L1">
            <text:list-item>
              <text:list>
                <text:list-item>
                  <text:p text:style-name="P21"><text:span text:style-name="T3">Describirlas e interpretarlas</text:span></text:p>
                </text:list-item>
                <text:list-item>
                  <text:p text:style-name="P21"><text:span text:style-name="T3">Diagramas de flujo y algoritmos</text:span></text:p>
                </text:list-item>
                <text:list-item>
                  <text:p text:style-name="P21"><text:span text:style-name="T3">Elementos y técnicas de programación</text:span></text:p>
                </text:list-item>
                <text:list-item>
                  <text:p text:style-name="P21"><text:span text:style-name="T3">Creatividad</text:span></text:p>
                </text:list-item>
              </text:list>
            </text:list-item>
          </text:list>
          <draw:enhanced-geometry svg:viewBox="0 0 21600 21600" draw:glue-points="?f6 0 10800 ?f8 ?f11 10800 ?f9 21600 10800 ?f10 ?f5 10800" draw:text-areas="?f3 ?f3 ?f4 ?f4" draw:type="parallelogram" draw:modifiers="2131.0328601678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9" draw:text-style-name="P22" xml:id="id13" draw:id="id13" draw:layer="layout" svg:width="10.75cm" svg:height="5cm" svg:x="13.5cm" svg:y="10cm">
          <text:p text:style-name="P20"><text:span text:style-name="T9">Crit. Evaluación 5.2</text:span></text:p>
          <text:p text:style-name="P20"><text:span text:style-name="T9"/></text:p>
          <text:list text:style-name="L4">
            <text:list-item>
              <text:p text:style-name="P21"><text:span text:style-name="T3"><text:s/></text:span><text:span text:style-name="T3">Programar aplicaciones sencillas</text:span></text:p>
            </text:list-item>
          </text:list>
          <text:list text:style-name="L1">
            <text:list-item>
              <text:list>
                <text:list-item>
                  <text:p text:style-name="P21"><text:span text:style-name="T3">Para ordenadores, dispositivos y móviles.</text:span></text:p>
                </text:list-item>
                <text:list-item>
                  <text:p text:style-name="P21"><text:span text:style-name="T3">Elementos de programación</text:span></text:p>
                </text:list-item>
                <text:list-item>
                  <text:p text:style-name="P21"><text:span text:style-name="T3">Herramientas de edición</text:span></text:p>
                </text:list-item>
                <text:list-item>
                  <text:p text:style-name="P21"><text:span text:style-name="T3">IA</text:span></text:p>
                </text:list-item>
              </text:list>
            </text:list-item>
          </text:list>
          <draw:enhanced-geometry svg:viewBox="0 0 21600 21600" draw:glue-points="?f6 0 10800 ?f8 ?f11 10800 ?f9 21600 10800 ?f10 ?f5 10800" draw:text-areas="?f3 ?f3 ?f4 ?f4" draw:type="parallelogram" draw:modifiers="2131.0328601678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0" draw:text-style-name="P22" xml:id="id15" draw:id="id15" draw:layer="layout" svg:width="13cm" svg:height="3.5cm" svg:x="2cm" svg:y="16cm">
          <text:p text:style-name="P20"><text:span text:style-name="T9">Crit. Evaluación 5.3</text:span></text:p>
          <text:p text:style-name="P20"><text:span text:style-name="T9"/></text:p>
          <text:list text:style-name="L4">
            <text:list-item>
              <text:p text:style-name="P21"><text:span text:style-name="T3">Automatizar procesos o máquinas</text:span></text:p>
            </text:list-item>
          </text:list>
          <text:list text:style-name="L1">
            <text:list-item>
              <text:list>
                <text:list-item>
                  <text:p text:style-name="P21"><text:span text:style-name="T3">Conectándolos a internet</text:span></text:p>
                </text:list-item>
                <text:list-item>
                  <text:p text:style-name="P21"><text:span text:style-name="T3">Análisis, construcción y programación de robots y sistemas de control.</text:span></text:p>
                </text:list-item>
              </text:list>
            </text:list-item>
          </text:list>
          <draw:enhanced-geometry svg:viewBox="0 0 21600 21600" draw:glue-points="?f6 0 10800 ?f8 ?f11 10800 ?f9 21600 10800 ?f10 ?f5 10800" draw:text-areas="?f3 ?f3 ?f4 ?f4" draw:type="parallelogram" draw:modifiers="2131.0328601678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1" draw:text-style-name="P23" draw:layer="layout" draw:type="curve" svg:x1="9.5cm" svg:y1="10.875cm" svg:x2="14.03cm" svg:y2="12.5cm" draw:start-shape="id12" draw:start-glue-point="1" draw:end-shape="id13" draw:end-glue-point="9" svg:d="M9500 10875c3001 0 737 1625 4530 1625" svg:viewBox="0 0 4531 1626">
          <text:p/>
        </draw:connector>
        <draw:custom-shape draw:style-name="gr15" draw:text-style-name="P18" draw:layer="layout" svg:width="7.7cm" svg:height="2cm" svg:x="18.75cm" svg:y="6.75cm">
          <text:p text:style-name="P14"><text:span text:style-name="T6">3.C. 5. Autoconfianza // Iniciativa. Error, reevaluación, depuración de errores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42" draw:text-style-name="P24" draw:layer="layout" draw:type="curve" svg:x1="1.75cm" svg:y1="10.875cm" svg:x2="2.44cm" svg:y2="3.5cm" draw:start-shape="id12" draw:start-glue-point="3" draw:end-shape="id14" draw:end-glue-point="9" svg:d="M1750 10875c-750 0-1095-7375 690-7375" svg:viewBox="0 0 1301 7376">
          <text:p/>
        </draw:connector>
        <draw:connector draw:style-name="gr43" draw:text-style-name="P24" draw:layer="layout" draw:type="curve" svg:x1="1.75cm" svg:y1="10.875cm" svg:x2="2cm" svg:y2="17.75cm" draw:start-shape="id12" draw:start-glue-point="3" draw:end-shape="id15" svg:d="M1750 10875c-750 0-875 6875 250 6875" svg:viewBox="0 0 830 6876">
          <text:p/>
        </draw:connector>
        <draw:custom-shape draw:style-name="gr44" draw:text-style-name="P18" draw:layer="layout" svg:width="7.7cm" svg:height="1cm" svg:x="16.5cm" svg:y="1.25cm">
          <text:p text:style-name="P14"><text:span text:style-name="T6">3.C. 1. Algoritmos // Diagramas flujo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5" draw:text-style-name="P18" draw:layer="layout" svg:width="6.5cm" svg:height="1.75cm" svg:x="16.5cm" svg:y="2.5cm">
          <text:p text:style-name="P14"><text:span text:style-name="T6">3.C. 2. <text:s/>Aplicaciones para ordenador y dispositivos móviles. Introducción a IA.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5" draw:text-style-name="P18" draw:layer="layout" svg:width="6.5cm" svg:height="1.75cm" svg:x="16.5cm" svg:y="4.5cm">
          <text:p text:style-name="P14"><text:span text:style-name="T6">3.C. 3. Sistemas físicos control → montaje, simulación, programación. IoT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6" draw:text-style-name="P18" draw:layer="layout" svg:width="4.5cm" svg:height="1.75cm" svg:x="23.75cm" svg:y="3.25cm">
          <text:p text:style-name="P14"><text:span text:style-name="T6">3.C. 4. Robótica → <text:s/>montaje, control. Físico o simulado.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4" draw:text-style-name="P18" draw:layer="layout" svg:width="7.7cm" svg:height="1cm" svg:x="13.8cm" svg:y="16cm">
          <text:p text:style-name="P14"><text:span text:style-name="T6">3.C. 1. Algoritmos // Diagramas flujo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5" draw:text-style-name="P18" draw:layer="layout" svg:width="6.5cm" svg:height="1.75cm" svg:x="14cm" svg:y="17.5cm">
          <text:p text:style-name="P14"><text:span text:style-name="T6">3.C. 3. Sistemas físicos control → montaje, simulación, programación. IoT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6" draw:text-style-name="P18" draw:layer="layout" svg:width="4.5cm" svg:height="1.75cm" svg:x="20.75cm" svg:y="17.5cm">
          <text:p text:style-name="P14"><text:span text:style-name="T6">3.C. 4. Robótica → <text:s/>montaje, control. Físico o simulado.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47" draw:text-style-name="P24" draw:layer="layout" draw:line-skew="-0.375cm" svg:x1="16cm" svg:y1="4.875cm" svg:x2="15.06cm" svg:y2="3.5cm" draw:start-shape="id16" draw:start-glue-point="3" draw:end-shape="id14" draw:end-glue-point="6" svg:d="M16000 4875h-500v-1375h-440" svg:viewBox="0 0 941 1376">
          <text:p/>
        </draw:connector>
        <draw:connector draw:style-name="gr48" draw:text-style-name="P24" draw:layer="layout" draw:line-skew="-6.001cm -3.951cm" svg:x1="22.35cm" svg:y1="9cm" svg:x2="24.25cm" svg:y2="12.5cm" draw:start-shape="id16" draw:start-glue-point="2" draw:end-shape="id13" draw:end-glue-point="1" svg:d="M22350 9000v500h2900v3000h-1000" svg:viewBox="0 0 2901 3501">
          <text:p/>
        </draw:connector>
      </draw:page>
      <draw:page draw:name="page7" draw:style-name="dp1" draw:master-page-name="Predeterminado">
        <draw:custom-shape draw:style-name="gr49" draw:text-style-name="P28" xml:id="id21" draw:id="id21" draw:layer="layout" svg:width="20.25cm" svg:height="2.5cm" svg:x="1cm" svg:y="1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9" xml:id="id17" draw:id="id17" draw:layer="layout" svg:width="7.75cm" svg:height="9.75cm" svg:x="20cm" svg:y="1.75cm">
          <text:p text:style-name="P6"><text:span text:style-name="T8">Comp. Esp. 6</text:span></text:p>
          <text:list text:style-name="L2">
            <text:list-header>
              <text:p text:style-name="P7"><text:span text:style-name="T3"/></text:p>
            </text:list-header>
            <text:list-item>
              <text:p text:style-name="P8"><text:span text:style-name="T3">Fundamentos de dispositivos y aplicaciones habituales del entorno digital de aprendizaje</text:span></text:p>
            </text:list-item>
            <text:list-item>
              <text:p text:style-name="P8"><text:span text:style-name="T3">Uso eficiente y seguro</text:span></text:p>
            </text:list-item>
            <text:list-item>
              <text:p text:style-name="P8"><text:span text:style-name="T3">Lo aplican a detectar y resolver problemas tecnológicos sencillos.</text:span></text:p>
              <text:p text:style-name="P8"><text:span text:style-name="T3"/></text:p>
            </text:list-item>
          </text:list>
          <text:list text:style-name="L3">
            <text:list-item>
              <text:p text:style-name="P8"><text:span text:style-name="T4">Uso de programas y aplicaciones.</text:span></text:p>
            </text:list-item>
            <text:list-item>
              <text:p text:style-name="P8"><text:span text:style-name="T4">Detectar pequeñas incidencias</text:span></text:p>
            </text:list-item>
            <text:list-item>
              <text:p text:style-name="P8"><text:span text:style-name="T4">Conocimientos de hardware y ajustes del software. ¿Uso de los sistemas operativos?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2" xml:id="id18" draw:id="id18" draw:layer="layout" svg:width="15.75cm" svg:height="4.25cm" svg:x="1.5cm" svg:y="7cm">
          <text:p text:style-name="P20"><text:span text:style-name="T9">Crit. Evaluación 6.1</text:span></text:p>
          <text:p text:style-name="P20"><text:span text:style-name="T9"/></text:p>
          <text:list text:style-name="L4">
            <text:list-item>
              <text:p text:style-name="P21"><text:span text:style-name="T3"><text:s/></text:span><text:span text:style-name="T3">Uso eficiente y seguro de dispositivos digitales</text:span></text:p>
            </text:list-item>
          </text:list>
          <text:list text:style-name="L1">
            <text:list-item>
              <text:list>
                <text:list-item>
                  <text:p text:style-name="P21"><text:span text:style-name="T3">De uso cotidiano</text:span></text:p>
                </text:list-item>
                <text:list-item>
                  <text:p text:style-name="P21"><text:span text:style-name="T3">Para resolver problemas sencillos</text:span></text:p>
                </text:list-item>
                <text:list-item>
                  <text:p text:style-name="P21"><text:span text:style-name="T3">Analizar componentes y sistemas de comunicación</text:span></text:p>
                </text:list-item>
                <text:list-item>
                  <text:p text:style-name="P21"><text:span text:style-name="T3">Riesgos y seguridad para proteger datos y equipos</text:span></text:p>
                </text:list-item>
              </text:list>
            </text:list-item>
          </text:list>
          <draw:enhanced-geometry svg:viewBox="0 0 21600 21600" draw:glue-points="?f6 0 10800 ?f8 ?f11 10800 ?f9 21600 10800 ?f10 ?f5 10800" draw:text-areas="?f3 ?f3 ?f4 ?f4" draw:type="parallelogram" draw:modifiers="1371.5020355688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2" draw:text-style-name="P22" xml:id="id19" draw:id="id19" draw:layer="layout" svg:width="15.45cm" svg:height="4.25cm" svg:x="0.8cm" svg:y="12cm">
          <text:p text:style-name="P20"><text:span text:style-name="T9">Crit. Evaluación 6.2</text:span></text:p>
          <text:p text:style-name="P20"><text:span text:style-name="T9"/></text:p>
          <text:list text:style-name="L4">
            <text:list-item>
              <text:p text:style-name="P21"><text:span text:style-name="T3"><text:s/></text:span><text:span text:style-name="T3">Crear contenidos digitales</text:span></text:p>
            </text:list-item>
            <text:list-item>
              <text:p text:style-name="P21"><text:span text:style-name="T3">Difundirlos por varias plataformas</text:span></text:p>
            </text:list-item>
          </text:list>
          <text:list text:style-name="L1">
            <text:list-item>
              <text:list>
                <text:list-item>
                  <text:p text:style-name="P21"><text:span text:style-name="T3">Configurando herramientas digitales</text:span></text:p>
                </text:list-item>
                <text:list-item>
                  <text:p text:style-name="P21"><text:span text:style-name="T3">Respetando derechos de autor y la etiqueta digital</text:span></text:p>
                </text:list-item>
              </text:list>
            </text:list-item>
          </text:list>
          <draw:enhanced-geometry svg:viewBox="0 0 21600 21600" draw:glue-points="?f6 0 10800 ?f8 ?f11 10800 ?f9 21600 10800 ?f10 ?f5 10800" draw:text-areas="?f3 ?f3 ?f4 ?f4" draw:type="parallelogram" draw:modifiers="1371.5020355688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3" draw:text-style-name="P23" draw:layer="layout" draw:type="curve" svg:x1="20cm" svg:y1="6.625cm" svg:x2="16.75cm" svg:y2="9.125cm" draw:start-shape="id17" draw:start-glue-point="3" draw:end-shape="id18" draw:end-glue-point="6" svg:d="M20000 6625c-2061 0-436 2500-3250 2500" svg:viewBox="0 0 3251 2501">
          <text:p/>
        </draw:connector>
        <draw:connector draw:style-name="gr54" draw:text-style-name="P23" draw:layer="layout" draw:type="curve" draw:line-skew="0.751cm" svg:x1="20cm" svg:y1="6.625cm" svg:x2="15.76cm" svg:y2="14.125cm" draw:start-shape="id17" draw:start-glue-point="3" draw:end-shape="id19" draw:end-glue-point="6" svg:d="M20000 6625c-1684 0 435 7500-4240 7500" svg:viewBox="0 0 4241 7501">
          <text:p/>
        </draw:connector>
        <draw:connector draw:style-name="gr55" draw:text-style-name="P23" draw:layer="layout" draw:type="curve" svg:x1="27.75cm" svg:y1="6.625cm" svg:x2="28.58cm" svg:y2="14.625cm" draw:start-shape="id17" draw:start-glue-point="1" draw:end-shape="id20" draw:end-glue-point="6" svg:d="M27750 6625c2626 0 2211 8000 830 8000" svg:viewBox="0 0 1923 8001">
          <text:p/>
        </draw:connector>
        <draw:custom-shape draw:style-name="gr56" draw:text-style-name="P27" draw:layer="layout" svg:width="5.75cm" svg:height="2cm" svg:x="8cm" svg:y="17.25cm">
          <text:p text:style-name="P16"><text:span text:style-name="T7">3. D.4. Herramientas edición y creación de contenidos. Instalar, configurar, usar. Propiedad intelectual.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7" draw:text-style-name="P27" draw:layer="layout" svg:width="6.75cm" svg:height="2cm" svg:x="2.75cm" svg:y="1.085cm">
          <text:p text:style-name="P16"><text:span text:style-name="T7">3. D.1. Dispositivos digitales. Hardware y Software. Identificar y resolver problemas técnicos sencillos <text:s/>¿SO?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7" draw:text-style-name="P27" draw:layer="layout" svg:width="6.75cm" svg:height="2cm" svg:x="10.75cm" svg:y="1cm">
          <text:p text:style-name="P16"><text:span text:style-name="T7">3. D.2. Comunicación digital común. Transmitir datos. Tecnologías inalámbricas.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8" draw:text-style-name="P27" draw:layer="layout" svg:width="6.75cm" svg:height="1.5cm" svg:x="2.75cm" svg:y="3.25cm">
          <text:p text:style-name="P16"><text:span text:style-name="T7">3. D.3. Plataformas aprendizaje → configuración, mantenimiento, uso crítico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8" draw:text-style-name="P27" draw:layer="layout" svg:width="6.75cm" svg:height="1.5cm" svg:x="10.75cm" svg:y="3.25cm">
          <text:p text:style-name="P16"><text:span text:style-name="T7">3. D.5. Almacenamiento seguro de la información. Copias seguridad.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8" draw:text-style-name="P27" draw:layer="layout" svg:width="6.75cm" svg:height="1.5cm" svg:x="6.75cm" svg:y="5cm">
          <text:p text:style-name="P16"><text:span text:style-name="T7">3. D.6. Seguridad en la red. Identidad digital. Prácticas seguras. Riesgos. 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9" draw:text-style-name="P27" draw:layer="layout" svg:width="6.25cm" svg:height="1.5cm" svg:x="1.25cm" svg:y="17.5cm">
          <text:p text:style-name="P16"><text:span text:style-name="T7">3. D.3. Plataformas aprendizaje → configuración, mantenimiento, uso crítico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8" draw:text-style-name="P27" draw:layer="layout" svg:width="6.75cm" svg:height="1.5cm" svg:x="14cm" svg:y="17.5cm">
          <text:p text:style-name="P16"><text:span text:style-name="T7">3. D.6. Seguridad en la red. Identidad digital. Prácticas seguras. Riesgos. 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0" draw:text-style-name="P27" xml:id="id22" draw:id="id22" draw:layer="layout" svg:width="4cm" svg:height="3cm" svg:x="24.25cm" svg:y="16.75cm">
          <text:p text:style-name="P16"><text:span text:style-name="T7">3. D.5. Almacenamiento seguro de la información. Copias seguridad.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454.272863568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61" draw:text-style-name="P24" draw:layer="layout" svg:x1="11.125cm" svg:y1="17cm" svg:x2="8.525cm" svg:y2="16.25cm" draw:start-shape="id21" draw:start-glue-point="0" draw:end-shape="id19" draw:end-glue-point="8" svg:d="M11125 17000v-375h-2600v-375" svg:viewBox="0 0 2601 751">
          <text:p/>
        </draw:connector>
        <draw:connector draw:style-name="gr62" draw:text-style-name="P24" draw:layer="layout" svg:x1="21.25cm" svg:y1="18.25cm" svg:x2="22.375cm" svg:y2="16.25cm" draw:start-shape="id21" draw:end-shape="id20" draw:end-glue-point="8" svg:d="M21250 18250h1125v-2000" svg:viewBox="0 0 1126 2001">
          <text:p/>
        </draw:connector>
        <draw:connector draw:style-name="gr63" draw:text-style-name="P24" draw:layer="layout" svg:x1="24.25cm" svg:y1="18.25cm" svg:x2="22.375cm" svg:y2="16.25cm" draw:start-shape="id22" draw:start-glue-point="5" draw:end-shape="id20" draw:end-glue-point="8" svg:d="M24250 18250h-1875v-2000" svg:viewBox="0 0 1876 2001">
          <text:p/>
        </draw:connector>
        <draw:custom-shape draw:style-name="gr64" draw:text-style-name="P22" xml:id="id20" draw:id="id20" draw:layer="layout" svg:width="13.25cm" svg:height="3.25cm" svg:x="15.75cm" svg:y="13cm">
          <text:p text:style-name="P20"><text:span text:style-name="T9">Crit. Evaluación 6.3</text:span></text:p>
          <text:p text:style-name="P20"><text:span text:style-name="T10"/></text:p>
          <text:list text:style-name="L4">
            <text:list-item>
              <text:p text:style-name="P21"><text:span text:style-name="T3">Organizar la información de forma estructurada y aplicar técnicas de almacenamiento seguro.</text:span></text:p>
            </text:list-item>
          </text:list>
          <draw:enhanced-geometry svg:viewBox="0 0 21600 21600" draw:glue-points="?f6 0 10800 ?f8 ?f11 10800 ?f9 21600 10800 ?f10 ?f5 10800" draw:text-areas="?f3 ?f3 ?f4 ?f4" draw:type="parallelogram" draw:modifiers="1371.5020355688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  <draw:page draw:name="page8" draw:style-name="dp1" draw:master-page-name="Predeterminado">
        <draw:custom-shape draw:style-name="gr65" draw:text-style-name="P29" xml:id="id26" draw:id="id26" draw:layer="layout" svg:width="15cm" svg:height="6.5cm" svg:x="12.5cm" svg:y="7.2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9" xml:id="id23" draw:id="id23" draw:layer="layout" svg:width="7.75cm" svg:height="9.5cm" svg:x="2cm" svg:y="6.5cm">
          <text:p text:style-name="P6"><text:span text:style-name="T8">Comp. Esp. 7</text:span></text:p>
          <text:list text:style-name="L2">
            <text:list-header>
              <text:p text:style-name="P7"><text:span text:style-name="T3"/></text:p>
            </text:list-header>
            <text:list-item>
              <text:p text:style-name="P8"><text:span text:style-name="T3">Ética y responsabilidad de la tecnología</text:span></text:p>
            </text:list-item>
            <text:list-item>
              <text:p text:style-name="P8"><text:span text:style-name="T3">Desarrollo sostenible</text:span></text:p>
            </text:list-item>
            <text:list-item>
              <text:p text:style-name="P8"><text:span text:style-name="T3">Impacto social y en el entorno natural (sociedad andaluza)</text:span></text:p>
              <text:p text:style-name="P8"><text:span text:style-name="T3"/></text:p>
            </text:list-item>
          </text:list>
          <text:list text:style-name="L3">
            <text:list-item>
              <text:p text:style-name="P8"><text:span text:style-name="T4">Ética, responsabilidad y sostenibilidad.</text:span></text:p>
            </text:list-item>
            <text:list-item>
              <text:p text:style-name="P8"><text:span text:style-name="T4">Evolución histórica</text:span></text:p>
            </text:list-item>
            <text:list-item>
              <text:p text:style-name="P8"><text:span text:style-name="T4">Impacto social y medioambiental de nuevas tecnologías.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2" xml:id="id25" draw:id="id25" draw:layer="layout" svg:width="13.45cm" svg:height="5cm" svg:x="14.75cm" svg:y="1.5cm">
          <text:p text:style-name="P20"><text:span text:style-name="T9">Crit. Evaluación 7.1</text:span></text:p>
          <text:p text:style-name="P20"><text:span text:style-name="T9"/></text:p>
          <text:list text:style-name="L4">
            <text:list-item>
              <text:p text:style-name="P21"><text:span text:style-name="T3">Reconocer de la actividad tecnológica</text:span></text:p>
            </text:list-item>
          </text:list>
          <text:list text:style-name="L1">
            <text:list-item>
              <text:list>
                <text:list-item>
                  <text:p text:style-name="P21"><text:span text:style-name="T3">Influencia social</text:span></text:p>
                </text:list-item>
                <text:list-item>
                  <text:p text:style-name="P21"><text:span text:style-name="T3">Influencia ambiental</text:span></text:p>
                </text:list-item>
                <text:list-item>
                  <text:p text:style-name="P21"><text:span text:style-name="T3">Aspectos históricos</text:span></text:p>
                </text:list-item>
                <text:list-item>
                  <text:p text:style-name="P21"><text:span text:style-name="T3">Importancia del desarrollo sostenible</text:span></text:p>
                </text:list-item>
                <text:list-item>
                  <text:p text:style-name="P21"><text:span text:style-name="T3">Contextualizar en Andalucía</text:span></text:p>
                </text:list-item>
              </text:list>
            </text:list-item>
          </text:list>
          <draw:enhanced-geometry svg:viewBox="0 0 21600 21600" draw:glue-points="?f6 0 10800 ?f8 ?f11 10800 ?f9 21600 10800 ?f10 ?f5 10800" draw:text-areas="?f3 ?f3 ?f4 ?f4" draw:type="parallelogram" draw:modifiers="1371.5020355688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8" draw:text-style-name="P22" xml:id="id24" draw:id="id24" draw:layer="layout" svg:width="13.95cm" svg:height="5cm" svg:x="14.05cm" svg:y="14.669cm">
          <text:p text:style-name="P20"><text:span text:style-name="T9">Crit. Evaluación 7.2</text:span></text:p>
          <text:p text:style-name="P20"><text:span text:style-name="T9"/></text:p>
          <text:list text:style-name="L4">
            <text:list-item>
              <text:p text:style-name="P21"><text:span text:style-name="T3">Identificar que la tecnología emergente aporta</text:span></text:p>
            </text:list-item>
          </text:list>
          <text:list text:style-name="L1">
            <text:list-item>
              <text:list>
                <text:list-item>
                  <text:p text:style-name="P21"><text:span text:style-name="T3">Bienestar</text:span></text:p>
                </text:list-item>
                <text:list-item>
                  <text:p text:style-name="P21"><text:span text:style-name="T3">Igualdad social</text:span></text:p>
                </text:list-item>
                <text:list-item>
                  <text:p text:style-name="P21"><text:span text:style-name="T3">Disminuir el impacto ambiental</text:span></text:p>
                </text:list-item>
                <text:list-item>
                  <text:p text:style-name="P21"><text:span text:style-name="T3">Contextualizar en Andalucía</text:span></text:p>
                </text:list-item>
              </text:list>
            </text:list-item>
          </text:list>
          <text:list text:style-name="L5">
            <text:list-item>
              <text:p text:style-name="P26"><text:span text:style-name="T3">Matizar el uso ético y responsable.</text:span></text:p>
            </text:list-item>
          </text:list>
          <draw:enhanced-geometry svg:viewBox="0 0 21600 21600" draw:glue-points="?f6 0 10800 ?f8 ?f11 10800 ?f9 21600 10800 ?f10 ?f5 10800" draw:text-areas="?f3 ?f3 ?f4 ?f4" draw:type="parallelogram" draw:modifiers="1371.5020355688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9" draw:text-style-name="P24" draw:layer="layout" draw:type="curve" svg:x1="5.875cm" svg:y1="16cm" svg:x2="14.492cm" svg:y2="17.169cm" draw:start-shape="id23" draw:start-glue-point="2" draw:end-shape="id24" draw:end-glue-point="9" svg:d="M5875 16000c0 780 2872 1169 8617 1169" svg:viewBox="0 0 8618 1170">
          <text:p/>
        </draw:connector>
        <draw:connector draw:style-name="gr70" draw:text-style-name="P24" draw:layer="layout" draw:type="curve" svg:x1="5.875cm" svg:y1="6.5cm" svg:x2="15.177cm" svg:y2="4cm" draw:start-shape="id23" draw:start-glue-point="0" draw:end-shape="id25" draw:end-glue-point="9" svg:d="M5875 6500c0-1667 3100-2500 9302-2500" svg:viewBox="0 0 9303 2501">
          <text:p/>
        </draw:connector>
        <draw:custom-shape draw:style-name="gr71" draw:text-style-name="P31" draw:layer="layout" svg:width="6.75cm" svg:height="5.5cm" svg:x="13cm" svg:y="7.75cm">
          <text:p text:style-name="P30"><text:span text:style-name="T11">3. E.1 Desarrollo Tecnológico. Creatividad, innovación, investigación, obsolescencia, impacto social y ambiental. Ética y aplicaciones tecnologías emergentes. Tecnología en Andalucía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2379.49463733867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2" draw:text-style-name="P31" draw:layer="layout" svg:width="6.75cm" svg:height="5.5cm" svg:x="20.25cm" svg:y="7.75cm">
          <text:p text:style-name="P30"><text:span text:style-name="T11">3. E.2. Tecnología Sostenible. Crítica a la consecución de los objetivos de desarrollo sostenible.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2379.49463733867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3" draw:text-style-name="P24" draw:layer="layout" svg:x1="20cm" svg:y1="7.25cm" svg:x2="21.048cm" svg:y2="6.5cm" draw:start-shape="id26" draw:start-glue-point="0" draw:end-shape="id25" draw:end-glue-point="7" svg:d="M20000 7250v-375h1048v-375" svg:viewBox="0 0 1049 751">
          <text:p/>
        </draw:connector>
        <draw:connector draw:style-name="gr74" draw:text-style-name="P24" draw:layer="layout" svg:x1="20cm" svg:y1="13.75cm" svg:x2="21.025cm" svg:y2="14.669cm" draw:start-shape="id26" draw:start-glue-point="2" draw:end-shape="id24" draw:end-glue-point="5" svg:d="M20000 13750v460h1025v459" svg:viewBox="0 0 1026 920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0" draw:display-name="Puntas de flecha 10" svg:viewBox="0 0 20 20" svg:d="M0 20l10-20 10 20z"/>
    <draw:marker draw:name="Puntas_20_de_20_flecha_20_12" draw:display-name="Puntas de flecha 12" svg:viewBox="0 0 20 20" svg:d="M0 20l10-20 10 20z"/>
    <draw:marker draw:name="Puntas_20_de_20_flecha_20_14" draw:display-name="Puntas de flecha 14" svg:viewBox="0 0 20 20" svg:d="M0 20l10-20 10 20z"/>
    <draw:marker draw:name="Puntas_20_de_20_flecha_20_15" draw:display-name="Puntas de flecha 15" svg:viewBox="0 0 20 20" svg:d="M0 20l10-20 10 20z"/>
    <draw:marker draw:name="Puntas_20_de_20_flecha_20_17" draw:display-name="Puntas de flecha 17" svg:viewBox="0 0 20 20" svg:d="M0 20l10-20 10 20z"/>
    <draw:marker draw:name="Puntas_20_de_20_flecha_20_18" draw:display-name="Puntas de flecha 18" svg:viewBox="0 0 20 20" svg:d="M0 20l10-20 10 20z"/>
    <draw:marker draw:name="Puntas_20_de_20_flecha_20_19" draw:display-name="Puntas de flecha 19" svg:viewBox="0 0 20 20" svg:d="M0 20l10-20 10 20z"/>
    <draw:marker draw:name="Puntas_20_de_20_flecha_20_20" draw:display-name="Puntas de flecha 20" svg:viewBox="0 0 20 20" svg:d="M0 20l10-20 10 20z"/>
    <draw:marker draw:name="Puntas_20_de_20_flecha_20_21" draw:display-name="Puntas de flecha 21" svg:viewBox="0 0 20 20" svg:d="M0 20l10-20 10 20z"/>
    <draw:marker draw:name="Puntas_20_de_20_flecha_20_22" draw:display-name="Puntas de flecha 22" svg:viewBox="0 0 20 20" svg:d="M0 20l10-20 10 20z"/>
    <draw:marker draw:name="Puntas_20_de_20_flecha_20_23" draw:display-name="Puntas de flecha 23" svg:viewBox="0 0 20 20" svg:d="M0 20l10-20 10 20z"/>
    <draw:marker draw:name="Puntas_20_de_20_flecha_20_24" draw:display-name="Puntas de flecha 24" svg:viewBox="0 0 20 20" svg:d="M0 20l10-20 10 20z"/>
    <draw:marker draw:name="Puntas_20_de_20_flecha_20_25" draw:display-name="Puntas de flecha 25" svg:viewBox="0 0 20 20" svg:d="M0 20l10-20 10 20z"/>
    <draw:marker draw:name="Puntas_20_de_20_flecha_20_26" draw:display-name="Puntas de flecha 26" svg:viewBox="0 0 20 20" svg:d="M0 20l10-20 10 20z"/>
    <draw:marker draw:name="Puntas_20_de_20_flecha_20_27" draw:display-name="Puntas de flecha 27" svg:viewBox="0 0 20 20" svg:d="M0 20l10-20 10 20z"/>
    <draw:marker draw:name="Puntas_20_de_20_flecha_20_28" draw:display-name="Puntas de flecha 28" svg:viewBox="0 0 20 20" svg:d="M0 20l10-20 10 20z"/>
    <draw:marker draw:name="Puntas_20_de_20_flecha_20_29" draw:display-name="Puntas de flecha 29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9" draw:display-name="Puntas de flech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2T08:15:30.115347189</meta:creation-date>
    <dc:date>2023-01-02T13:59:06.993188773</dc:date>
    <meta:editing-duration>PT4H9M47S</meta:editing-duration>
    <meta:editing-cycles>11</meta:editing-cycles>
    <meta:generator>LibreOffice/7.4.2.3$Linux_X86_64 LibreOffice_project/40$Build-3</meta:generator>
    <meta:document-statistic meta:object-count="98"/>
  </office:meta>
</office:document-meta>
</file>